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10000000186681C8FFBD73584.gif" manifest:media-type="image/gif"/>
  <manifest:file-entry manifest:full-path="Pictures/100002000000000100000001D3669EDE7BACDF23.gif" manifest:media-type="image/gif"/>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0813in" fo:margin-top="0in" fo:margin-bottom="0in" table:align="left"/>
    </style:style>
    <style:style style:name="Table2.A" style:family="table-column">
      <style:table-column-properties style:column-width="1.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5" style:family="table">
      <style:table-properties style:width="6.5in" fo:margin-left="-0.075in" fo:margin-top="0in" fo:margin-bottom="0in" table:align="left"/>
    </style:style>
    <style:style style:name="Table5.A" style:family="table-column">
      <style:table-column-properties style:column-width="4.9333in"/>
    </style:style>
    <style:style style:name="Table5.B" style:family="table-column">
      <style:table-column-properties style:column-width="0.9632in"/>
    </style:style>
    <style:style style:name="Table5.C" style:family="table-column">
      <style:table-column-properties style:column-width="0.075in"/>
    </style:style>
    <style:style style:name="Table5.D" style:family="table-column">
      <style:table-column-properties style:column-width="0.5285in"/>
    </style:style>
    <style:style style:name="Table5.1" style:family="table-row">
      <style:table-row-properties style:min-row-height="0.3472in" fo:keep-together="auto"/>
    </style:style>
    <style:style style:name="Table5.A1" style:family="table-cell">
      <style:table-cell-properties style:vertical-align="" fo:padding="0in" fo:border="none"/>
    </style:style>
    <style:style style:name="Table5.B1" style:family="table-cell">
      <style:table-cell-properties style:vertical-align="" fo:padding="0.0694in" fo:border="none"/>
    </style:style>
    <style:style style:name="Table3" style:family="table">
      <style:table-properties style:width="2.6785in" fo:margin-left="0in" fo:margin-top="0in" fo:margin-bottom="0in" table:align="left" style:writing-mode="lr-tb"/>
    </style:style>
    <style:style style:name="Table3.A" style:family="table-column">
      <style:table-column-properties style:column-width="2.6785in"/>
    </style:style>
    <style:style style:name="Table3.1" style:family="table-row">
      <style:table-row-properties style:min-row-height="0.3472in" fo:keep-together="auto"/>
    </style:style>
    <style:style style:name="Table3.A1" style:family="table-cell">
      <style:table-cell-properties style:vertical-align="" fo:padding="0.0694in" fo:border="none"/>
    </style:style>
    <style:style style:name="Table4" style:family="table">
      <style:table-properties style:width="1.316in" fo:margin-left="0in" fo:margin-top="0in" fo:margin-bottom="0in" table:align="left"/>
    </style:style>
    <style:style style:name="Table4.A" style:family="table-column">
      <style:table-column-properties style:column-width="1.316in"/>
    </style:style>
    <style:style style:name="Table4.1" style:family="table-row">
      <style:table-row-properties style:min-row-height="0.3472in" fo:keep-together="auto"/>
    </style:style>
    <style:style style:name="Table4.A1" style:family="table-cell">
      <style:table-cell-properties style:vertical-align="" fo:padding="0.0694in" fo:border="none"/>
    </style:style>
    <style:style style:name="P1" style:family="paragraph" style:parent-style-name="Standard">
      <style:text-properties fo:font-style="italic" style:font-style-asian="italic"/>
    </style:style>
    <style:style style:name="P2" style:family="paragraph" style:parent-style-name="Standard">
      <style:text-properties fo:color="#222222" fo:background-color="#ffffff"/>
    </style:style>
    <style:style style:name="P3" style:family="paragraph" style:parent-style-name="Standard">
      <style:text-properties fo:color="#222222" style:font-name="Roboto" fo:font-size="9.5pt" fo:background-color="#ffffff" style:font-name-asian="Roboto1" style:font-size-asian="9.5pt" style:font-name-complex="Roboto1" style:font-size-complex="9.5pt"/>
    </style:style>
    <style:style style:name="P4" style:family="paragraph" style:parent-style-name="Standard">
      <style:paragraph-properties fo:line-height="157%"/>
      <style:text-properties fo:color="#222222" style:font-name="Roboto" fo:font-size="9.5pt" fo:background-color="#ffffff" style:font-name-asian="Roboto1" style:font-size-asian="9.5pt" style:font-name-complex="Roboto1" style:font-size-complex="9.5pt"/>
    </style:style>
    <style:style style:name="P5" style:family="paragraph" style:parent-style-name="Standard">
      <style:paragraph-properties fo:text-align="end" style:justify-single-word="false"/>
      <style:text-properties fo:color="#222222" style:font-name="Roboto" fo:font-size="9.5pt" fo:background-color="#ffffff" style:font-name-asian="Roboto1" style:font-size-asian="9.5pt" style:font-name-complex="Roboto1" style:font-size-complex="9.5pt"/>
    </style:style>
    <style:style style:name="P6" style:family="paragraph" style:parent-style-name="Standard">
      <style:text-properties fo:color="#500050" fo:background-color="#ffffff"/>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5in" fo:margin-right="0in" fo:text-indent="0in" style:auto-text-indent="false"/>
    </style:style>
    <style:style style:name="P9" style:family="paragraph" style:parent-style-name="Heading_20_2">
      <style:paragraph-properties fo:break-before="page"/>
    </style:style>
    <style:style style:name="P10" style:family="paragraph" style:parent-style-name="Standard">
      <style:paragraph-properties fo:margin-top="0.0835in" fo:margin-bottom="0in" loext:contextual-spacing="false" fo:line-height="150%"/>
    </style:style>
    <style:style style:name="P11" style:family="paragraph" style:parent-style-name="Standard">
      <style:paragraph-properties fo:margin-top="0.0835in" fo:margin-bottom="0in" loext:contextual-spacing="false" fo:line-height="150%"/>
      <style:text-properties fo:color="#222222" fo:background-color="#ffffff"/>
    </style:style>
    <style:style style:name="P12" style:family="paragraph" style:parent-style-name="Standard">
      <style:paragraph-properties fo:margin-top="0.0835in" fo:margin-bottom="0in" loext:contextual-spacing="false" fo:line-height="150%"/>
      <style:text-properties fo:color="#500050" fo:background-color="#ffffff"/>
    </style:style>
    <style:style style:name="P13" style:family="paragraph" style:parent-style-name="Standard">
      <style:paragraph-properties fo:margin-top="0.111in" fo:margin-bottom="0in" loext:contextual-spacing="false" fo:line-height="40%"/>
    </style:style>
    <style:style style:name="P14" style:family="paragraph" style:parent-style-name="Standard">
      <style:paragraph-properties fo:margin-top="0.111in" fo:margin-bottom="0in" loext:contextual-spacing="false" fo:line-height="150%"/>
      <style:text-properties fo:color="#222222" fo:background-color="#ffffff"/>
    </style:style>
    <style:style style:name="P15" style:family="paragraph" style:parent-style-name="Standard">
      <style:paragraph-properties fo:margin-left="0.2083in" fo:margin-right="0in" fo:line-height="142%" fo:text-align="center" style:justify-single-word="false" fo:text-indent="0in" style:auto-text-indent="false"/>
    </style:style>
    <style:style style:name="P16" style:family="paragraph" style:parent-style-name="Standard">
      <style:paragraph-properties fo:margin-left="0.0417in" fo:margin-right="0in" fo:line-height="157%" fo:text-indent="0in" style:auto-text-indent="false"/>
    </style:style>
    <style:style style:name="P17" style:family="paragraph" style:parent-style-name="Heading_20_3">
      <style:paragraph-properties fo:margin-top="0.1945in" fo:margin-bottom="0.0555in" loext:contextual-spacing="false" fo:line-height="130%" fo:keep-together="auto" fo:keep-with-next="auto"/>
    </style:style>
    <style:style style:name="P18" style:family="paragraph" style:parent-style-name="Standard" style:master-page-name="Standard">
      <style:paragraph-properties style:page-number="1"/>
      <style:text-properties fo:font-style="italic" style:font-style-asian="italic"/>
    </style:style>
    <style:style style:name="P19" style:family="paragraph" style:parent-style-name="Standard">
      <style:text-properties fo:font-style="italic" style:font-style-asian="italic"/>
    </style:style>
    <style:style style:name="P20" style:family="paragraph" style:parent-style-name="Standard">
      <style:text-properties fo:color="#222222" fo:background-color="#ffffff"/>
    </style:style>
    <style:style style:name="P21" style:family="paragraph" style:parent-style-name="Standard">
      <style:text-properties fo:color="#500050" fo:background-color="#ffffff"/>
    </style:style>
    <style:style style:name="P22" style:family="paragraph" style:parent-style-name="Standard">
      <style:paragraph-properties fo:text-align="end" style:justify-single-word="false"/>
      <style:text-properties fo:color="#5f6368" style:font-name="Roboto" fo:font-size="9.5pt" fo:background-color="#ffffff" style:font-name-asian="Roboto1" style:font-size-asian="9.5pt" style:font-name-complex="Roboto1" style:font-size-complex="9.5pt"/>
    </style:style>
    <style:style style:name="P23" style:family="paragraph" style:parent-style-name="Standard">
      <style:paragraph-properties fo:line-height="157%"/>
      <style:text-properties fo:color="#5f6368" style:font-name="Roboto" fo:font-size="9.5pt" fo:background-color="#ffffff" style:font-name-asian="Roboto1" style:font-size-asian="9.5pt" style:font-name-complex="Roboto1" style:font-size-complex="9.5pt"/>
    </style:style>
    <style:style style:name="P24" style:family="paragraph" style:parent-style-name="Standard">
      <style:text-properties officeooo:paragraph-rsid="00101df3"/>
    </style:style>
    <style:style style:name="P25" style:family="paragraph" style:parent-style-name="Standard" style:list-style-name="WWNum1">
      <style:paragraph-properties fo:margin-left="0.5in" fo:margin-right="0in" fo:text-indent="-0.25in" style:auto-text-indent="false"/>
    </style:style>
    <style:style style:name="P26" style:family="paragraph" style:parent-style-name="Standard" style:list-style-name="WWNum1">
      <style:paragraph-properties fo:margin-left="1in" fo:margin-right="0in" fo:text-indent="-0.25in" style:auto-text-indent="false"/>
    </style:style>
    <style:style style:name="P27" style:family="paragraph" style:parent-style-name="Standard">
      <style:paragraph-properties fo:break-before="page"/>
      <style:text-properties fo:color="#222222" fo:background-color="#ffffff"/>
    </style:style>
    <style:style style:name="P28" style:family="paragraph" style:parent-style-name="Standard">
      <style:paragraph-properties fo:margin-top="0.0835in" fo:margin-bottom="0in" loext:contextual-spacing="false" fo:line-height="150%"/>
      <style:text-properties fo:color="#222222" fo:background-color="#ffffff"/>
    </style:style>
    <style:style style:name="P29" style:family="paragraph" style:parent-style-name="Standard">
      <style:paragraph-properties fo:margin-top="0.0835in" fo:margin-bottom="0in" loext:contextual-spacing="false" fo:line-height="150%"/>
      <style:text-properties fo:color="#500050" fo:background-color="#ffffff"/>
    </style:style>
    <style:style style:name="T1" style:family="text">
      <style:text-properties fo:font-style="italic" style:font-style-asian="italic"/>
    </style:style>
    <style:style style:name="T2" style:family="text">
      <style:text-properties fo:font-size="8pt" fo:font-style="italic" style:font-size-asian="8pt" style:font-style-asian="italic" style:font-size-complex="8pt"/>
    </style:style>
    <style:style style:name="T3" style:family="text">
      <style:text-properties fo:color="#222222" fo:background-color="#ffffff" loext:char-shading-value="0"/>
    </style:style>
    <style:style style:name="T4" style:family="text">
      <style:text-properties fo:color="#222222" officeooo:rsid="00101df3" fo:background-color="#ffffff" loext:char-shading-value="0"/>
    </style:style>
    <style:style style:name="T5" style:family="text">
      <style:text-properties fo:color="#1155cc" style:text-underline-style="solid" style:text-underline-width="auto" style:text-underline-color="font-color"/>
    </style:style>
    <style:style style:name="T6" style:family="text">
      <style:text-properties fo:color="#1155cc" style:text-underline-style="solid" style:text-underline-width="auto" style:text-underline-color="font-color" fo:background-color="#ffffff" loext:char-shading-value="0"/>
    </style:style>
    <style:style style:name="T7" style:family="text">
      <style:text-properties fo:color="#1155cc" fo:background-color="#ffffff" loext:char-shading-value="0"/>
    </style:style>
    <style:style style:name="T8" style:family="text">
      <style:text-properties fo:color="#500050" fo:background-color="#ffffff" loext:char-shading-value="0"/>
    </style:style>
    <style:style style:name="T9" style:family="text">
      <style:text-properties fo:color="#202124" style:font-name="Roboto" fo:font-size="11.5pt" fo:font-weight="bold" fo:background-color="#ffffff" loext:char-shading-value="0" style:font-name-asian="Roboto1" style:font-size-asian="11.5pt" style:font-weight-asian="bold" style:font-name-complex="Roboto1" style:font-size-complex="11.5pt"/>
    </style:style>
    <style:style style:name="T10" style:family="text">
      <style:text-properties fo:color="#5f6368" style:font-name="Roboto" fo:font-size="11.5pt" fo:font-weight="bold" fo:background-color="#ffffff" loext:char-shading-value="0" style:font-name-asian="Roboto1" style:font-size-asian="11.5pt" style:font-weight-asian="bold" style:font-name-complex="Roboto1" style:font-size-complex="11.5pt"/>
    </style:style>
    <style:style style:name="T11" style:family="text">
      <style:text-properties fo:color="#555555" style:font-name="Roboto" fo:font-size="11.5pt" fo:font-weight="bold" fo:background-color="#ffffff" loext:char-shading-value="0" style:font-name-asian="Roboto1" style:font-size-asian="11.5pt" style:font-weight-asian="bold" style:font-name-complex="Roboto1" style:font-size-complex="11.5pt"/>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he Last IPv4 Frontier - Class E: 240.0.0.0/4</text:p>
      <text:p text:style-name="Standard"><text:span text:style-name="T1"><text:s text:c="9"/></text:span><text:span text:style-name="T2">On the technical feasibility of opening up the former “Class-E” IPv4 address space for public use… </text:span></text:p>
      <text:p text:style-name="P1"/>
      <text:p text:style-name="P1">Authors: Dave Taht, John Gilmore, Rob Landley, ?</text:p>
      <text:p text:style-name="Heading_20_2"><text:bookmark text:name="_g8pi61yg23s1"/>ABSTRACT</text:p>
      <text:p text:style-name="Heading_20_2"><text:bookmark text:name="_j25ojtyex4bl"/>INTRODUCTION</text:p>
      <text:p text:style-name="Heading_20_2"><text:bookmark text:name="_5uirmtoxt40j"/>HISTORY</text:p>
      <text:p text:style-name="Standard">In the beginning, no one knew how IPv4 would work out, and the address range was arbitrarily split into class-a, class-b, class-c, class-d (multicast), and class-e . This did not work out, and “class” (CIDR) based network addressing was abolished in 1992.</text:p>
      <text:p text:style-name="Standard"/>
      <text:p text:style-name="Standard">The last attempts at opening up the CLASS-E ipv4 address space, in the period 2008-2010 essentially failed with: “Windows doesn’t work”.</text:p>
      <text:p text:style-name="Standard"/>
      <text:p text:style-name="Standard">Much has changed since 2008. IPv4 address exhaustion happened as predicted, in 2012. </text:p>
      <text:p text:style-name="Standard">Various means of crutching along on the existing ipv4 transition technologies have emerged - X,Y,Z - all in the hope that one day, native ipv6 would fully deploy everywhere.</text:p>
      <text:p text:style-name="Standard"/>
      <text:p text:style-name="Standard">Native IPv6, however, has hit some roadblocks. As one example, despite availability on many celluar services, DHCP-PD has not deployed on Android or Apple-IOS, leaving tethered users to leverage ipv4 addresses with limited port ranges and 6 layers of private ipv4 network.</text:p>
      <text:p text:style-name="Standard"/>
      <text:p text:style-name="Standard">All the world’s source code is now readily available to search via various search engines. It turned out that class-e address space was surprisingly usable. FreeBSD, Most modern linuxes, android, and Apple OSX and IOS - all “just worked”. A very small patch to linux enabled openwrt support. Another small set of patches made all the routing daemons in the world able to exchange 240/4 based routes.</text:p>
      <text:p text:style-name="Standard"/>
      <text:p text:style-name="Standard">And Windows still doesn’t work. But does it matter? </text:p>
      <text:p text:style-name="Heading_20_2"><text:bookmark text:name="_21v469g2qwta"/>TESTBEDS</text:p>
      <text:p text:style-name="Standard"/>
      <text:p text:style-name="Standard">Four testbeds were established - one utilizing vpn technology in the cloud, the teklibre.com WiFi lab, a set of virtual machines, and a public test at the recent “Hackers conference” in Santa Cruz California. A variety of operating systems and hardware were tested, by no means representative of what exists in the field, just what one old hacker had in his basement - dozens of arm and mips based “hackerboards”, multiple x86 platforms, an internet connected tv, and stereo. </text:p>
      <text:p text:style-name="Heading_20_2"><text:bookmark text:name="_tqaqctypb4qw"/><text:soft-page-break/>TESTED OPERATING SYSTEMS AND SOFTWARE</text:p>
      <text:p text:style-name="Standard"/>
      <table:table table:name="Table1" table:style-name="Table1">
        <table:table-column table:style-name="Table1.A" table:number-columns-repeated="5"/>
        <table:table-row table:style-name="Table1.1">
          <table:table-cell table:style-name="Table1.A1" office:value-type="string">
            <text:p text:style-name="P7">Product</text:p>
          </table:table-cell>
          <table:table-cell table:style-name="Table1.A1" office:value-type="string">
            <text:p text:style-name="P7">Version</text:p>
          </table:table-cell>
          <table:table-cell table:style-name="Table1.A1" office:value-type="string">
            <text:p text:style-name="P7"/>
          </table:table-cell>
          <table:table-cell table:style-name="Table1.A1" office:value-type="string">
            <text:p text:style-name="P7">Can Forward</text:p>
          </table:table-cell>
          <table:table-cell table:style-name="Table1.A1" office:value-type="string">
            <text:p text:style-name="P7">Can accept addresses</text:p>
          </table:table-cell>
        </table:table-row>
        <table:table-row table:style-name="Table1.1">
          <table:table-cell table:style-name="Table1.A1" office:value-type="string">
            <text:p text:style-name="P7">Ubuntu</text:p>
          </table:table-cell>
          <table:table-cell table:style-name="Table1.A1" office:value-type="string">
            <text:p text:style-name="P7">13,16,18</text:p>
          </table:table-cell>
          <table:table-cell table:style-name="Table1.A1" office:value-type="string">
            <text:p text:style-name="P7"/>
          </table:table-cell>
          <table:table-cell table:style-name="Table1.A1" office:value-type="string">
            <text:p text:style-name="P7">yes</text:p>
          </table:table-cell>
          <table:table-cell table:style-name="Table1.A1" office:value-type="string">
            <text:p text:style-name="P7">yes</text:p>
          </table:table-cell>
        </table:table-row>
        <table:table-row table:style-name="Table1.1">
          <table:table-cell table:style-name="Table1.A1" office:value-type="string">
            <text:p text:style-name="P7">Armbian</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Yes</text:p>
          </table:table-cell>
          <table:table-cell table:style-name="Table1.A1" office:value-type="string">
            <text:p text:style-name="P7">yes</text:p>
          </table:table-cell>
        </table:table-row>
        <table:table-row table:style-name="Table1.1">
          <table:table-cell table:style-name="Table1.A1" office:value-type="string">
            <text:p text:style-name="P7">Raspbian</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Yes</text:p>
          </table:table-cell>
          <table:table-cell table:style-name="Table1.A1" office:value-type="string">
            <text:p text:style-name="P7">yes</text:p>
          </table:table-cell>
        </table:table-row>
        <table:table-row table:style-name="Table1.1">
          <table:table-cell table:style-name="Table1.A1" office:value-type="string">
            <text:p text:style-name="P7">Redhat</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7">OSX</text:p>
          </table:table-cell>
          <table:table-cell table:style-name="Table1.A1" office:value-type="string">
            <text:p text:style-name="P7">10</text:p>
          </table:table-cell>
          <table:table-cell table:style-name="Table1.A1" office:value-type="string">
            <text:p text:style-name="P7"/>
          </table:table-cell>
          <table:table-cell table:style-name="Table1.A1" office:value-type="string">
            <text:p text:style-name="P7">yes</text:p>
          </table:table-cell>
          <table:table-cell table:style-name="Table1.A1" office:value-type="string">
            <text:p text:style-name="P7">yes</text:p>
          </table:table-cell>
        </table:table-row>
        <table:table-row table:style-name="Table1.1">
          <table:table-cell table:style-name="Table1.A1" office:value-type="string">
            <text:p text:style-name="P7">Apple-IOS</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yes</text:p>
          </table:table-cell>
          <table:table-cell table:style-name="Table1.A1" office:value-type="string">
            <text:p text:style-name="P7">yes</text:p>
          </table:table-cell>
        </table:table-row>
        <table:table-row table:style-name="Table1.1">
          <table:table-cell table:style-name="Table1.A1" office:value-type="string">
            <text:p text:style-name="P7">Windows</text:p>
          </table:table-cell>
          <table:table-cell table:style-name="Table1.A1" office:value-type="string">
            <text:p text:style-name="P7">10</text:p>
          </table:table-cell>
          <table:table-cell table:style-name="Table1.A1" office:value-type="string">
            <text:p text:style-name="P7"/>
          </table:table-cell>
          <table:table-cell table:style-name="Table1.A1" office:value-type="string">
            <text:p text:style-name="P7">no</text:p>
          </table:table-cell>
          <table:table-cell table:style-name="Table1.A1" office:value-type="string">
            <text:p text:style-name="P7">no</text:p>
          </table:table-cell>
        </table:table-row>
        <table:table-row table:style-name="Table1.1">
          <table:table-cell table:style-name="Table1.A1" office:value-type="string">
            <text:p text:style-name="P7">OpenWrt</text:p>
          </table:table-cell>
          <table:table-cell table:style-name="Table1.A1" office:value-type="string">
            <text:p text:style-name="P7">18.06</text:p>
          </table:table-cell>
          <table:table-cell table:style-name="Table1.A1" office:value-type="string">
            <text:p text:style-name="P7"/>
          </table:table-cell>
          <table:table-cell table:style-name="Table1.A1" office:value-type="string">
            <text:p text:style-name="P7">yes</text:p>
          </table:table-cell>
          <table:table-cell table:style-name="Table1.A1" office:value-type="string">
            <text:p text:style-name="P7">yes (patched)</text:p>
          </table:table-cell>
        </table:table-row>
        <table:table-row table:style-name="Table1.1">
          <table:table-cell table:style-name="Table1.A1" office:value-type="string">
            <text:p text:style-name="P7">Android</text:p>
          </table:table-cell>
          <table:table-cell table:style-name="Table1.A1" office:value-type="string">
            <text:p text:style-name="P7">8,9</text:p>
          </table:table-cell>
          <table:table-cell table:style-name="Table1.A1" office:value-type="string">
            <text:p text:style-name="P7"/>
          </table:table-cell>
          <table:table-cell table:style-name="Table1.A1" office:value-type="string">
            <text:p text:style-name="P7">yes</text:p>
          </table:table-cell>
          <table:table-cell table:style-name="Table1.A1" office:value-type="string">
            <text:p text:style-name="P7">yes</text:p>
          </table:table-cell>
        </table:table-row>
        <table:table-row table:style-name="Table1.1">
          <table:table-cell table:style-name="Table1.A1" office:value-type="string">
            <text:p text:style-name="P7">CISCO IOS</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Unk</text:p>
          </table:table-cell>
          <table:table-cell table:style-name="Table1.A1" office:value-type="string">
            <text:p text:style-name="P7">No</text:p>
          </table:table-cell>
        </table:table-row>
        <table:table-row table:style-name="Table1.1">
          <table:table-cell table:style-name="Table1.A1" office:value-type="string">
            <text:p text:style-name="P7">CISCO IOS XR</text:p>
          </table:table-cell>
          <table:table-cell table:style-name="Table1.A1" office:value-type="string">
            <text:p text:style-name="P7">5.3.4</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Yes</text:p>
          </table:table-cell>
        </table:table-row>
        <table:table-row table:style-name="Table1.1">
          <table:table-cell table:style-name="Table1.A1" office:value-type="string">
            <text:p text:style-name="P7">Juniper JunOS</text:p>
          </table:table-cell>
          <table:table-cell table:style-name="Table1.A1" office:value-type="string">
            <text:p text:style-name="P7">18.1</text:p>
          </table:table-cell>
          <table:table-cell table:style-name="Table1.A1" office:value-type="string">
            <text:p text:style-name="P7"/>
          </table:table-cell>
          <table:table-cell table:style-name="Table1.A1" office:value-type="string">
            <text:p text:style-name="P7">YES</text:p>
          </table:table-cell>
          <table:table-cell table:style-name="Table1.A1" office:value-type="string">
            <text:p text:style-name="P7">YES (conf) *</text:p>
          </table:table-cell>
        </table:table-row>
        <table:table-row table:style-name="Table1.1">
          <table:table-cell table:style-name="Table1.A1" office:value-type="string">
            <text:p text:style-name="P7">WebOS</text:p>
          </table:table-cell>
          <table:table-cell table:style-name="Table1.A1" office:value-type="string">
            <text:p text:style-name="P7">3.0</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7">Yamaha Receiver</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7">TP-LINK SWITCH</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Yes</text:p>
          </table:table-cell>
          <table:table-cell table:style-name="Table1.A1" office:value-type="string">
            <text:p text:style-name="P7">Yes</text:p>
          </table:table-cell>
        </table:table-row>
        <table:table-row table:style-name="Table1.1">
          <table:table-cell table:style-name="Table1.A1" office:value-type="string">
            <text:p text:style-name="P7">Junos SWITCH</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
      <text:p text:style-name="Standard"/>
      <text:p text:style-name="Heading_20_2"><text:bookmark text:name="_8xpvf9d9l6x6"/>TESTED DAEMONS AND UTILITIES</text:p>
      <text:p text:style-name="Standard"/>
      <text:p text:style-name="Standard"/>
      <table:table table:name="Table2" table:style-name="Table2">
        <table:table-column table:style-name="Table2.A" table:number-columns-repeated="5"/>
        <table:table-row table:style-name="Table2.1">
          <table:table-cell table:style-name="Table2.A1" office:value-type="string">
            <text:p text:style-name="P7">isc-dhcpd</text:p>
          </table:table-cell>
          <table:table-cell table:style-name="Table2.A1" office:value-type="string">
            <text:p text:style-name="P7">LATEST</text:p>
          </table:table-cell>
          <table:table-cell table:style-name="Table2.A1" office:value-type="string">
            <text:p text:style-name="P7"/>
          </table:table-cell>
          <table:table-cell table:style-name="Table2.A1" office:value-type="string">
            <text:p text:style-name="P7">Yes</text:p>
          </table:table-cell>
          <table:table-cell table:style-name="Table2.A1" office:value-type="string">
            <text:p text:style-name="P7">Yes</text:p>
          </table:table-cell>
        </table:table-row>
        <table:table-row table:style-name="Table2.1">
          <table:table-cell table:style-name="Table2.A1" office:value-type="string">
            <text:p text:style-name="P7">FRR</text:p>
          </table:table-cell>
          <table:table-cell table:style-name="Table2.A1" office:value-type="string">
            <text:p text:style-name="P7">HEAD</text:p>
          </table:table-cell>
          <table:table-cell table:style-name="Table2.A1" office:value-type="string">
            <text:p text:style-name="P7"/>
          </table:table-cell>
          <table:table-cell table:style-name="Table2.A1" office:value-type="string">
            <text:p text:style-name="P7">Yes (patched)</text:p>
          </table:table-cell>
          <table:table-cell table:style-name="Table2.A1" office:value-type="string">
            <text:p text:style-name="P7">Yes</text:p>
          </table:table-cell>
        </table:table-row>
        <table:table-row table:style-name="Table2.1">
          <table:table-cell table:style-name="Table2.A1" office:value-type="string">
            <text:p text:style-name="P7">Babeld</text:p>
          </table:table-cell>
          <table:table-cell table:style-name="Table2.A1" office:value-type="string">
            <text:p text:style-name="P7">HEAD</text:p>
          </table:table-cell>
          <table:table-cell table:style-name="Table2.A1" office:value-type="string">
            <text:p text:style-name="P7"/>
          </table:table-cell>
          <table:table-cell table:style-name="Table2.A1" office:value-type="string">
            <text:p text:style-name="P7">Yes (patched)</text:p>
          </table:table-cell>
          <table:table-cell table:style-name="Table2.A1" office:value-type="string">
            <text:p text:style-name="P7">Yes (patched)</text:p>
          </table:table-cell>
        </table:table-row>
        <text:soft-page-break/>
        <table:table-row table:style-name="Table2.1">
          <table:table-cell table:style-name="Table2.A1" office:value-type="string">
            <text:p text:style-name="P7">Bird</text:p>
          </table:table-cell>
          <table:table-cell table:style-name="Table2.A1" office:value-type="string">
            <text:p text:style-name="P7">INT branch</text:p>
          </table:table-cell>
          <table:table-cell table:style-name="Table2.A1" office:value-type="string">
            <text:p text:style-name="P7"/>
          </table:table-cell>
          <table:table-cell table:style-name="Table2.A1" office:value-type="string">
            <text:p text:style-name="P7">Yes (patched)</text:p>
          </table:table-cell>
          <table:table-cell table:style-name="Table2.A1" office:value-type="string">
            <text:p text:style-name="P7">Yes (patched)</text:p>
          </table:table-cell>
        </table:table-row>
        <table:table-row table:style-name="Table2.1">
          <table:table-cell table:style-name="Table2.A1" office:value-type="string">
            <text:p text:style-name="P7">odhcpd</text:p>
          </table:table-cell>
          <table:table-cell table:style-name="Table2.A1" office:value-type="string">
            <text:p text:style-name="P7">18.6</text:p>
          </table:table-cell>
          <table:table-cell table:style-name="Table2.A1" office:value-type="string">
            <text:p text:style-name="P7"/>
          </table:table-cell>
          <table:table-cell table:style-name="Table2.A1" office:value-type="string">
            <text:p text:style-name="P7">Yes</text:p>
          </table:table-cell>
          <table:table-cell table:style-name="Table2.A1" office:value-type="string">
            <text:p text:style-name="P7">Yes</text:p>
          </table:table-cell>
        </table:table-row>
        <table:table-row table:style-name="Table2.1">
          <table:table-cell table:style-name="Table2.A1" office:value-type="string">
            <text:p text:style-name="P7">Dnsmasq</text:p>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Yes</text:p>
          </table:table-cell>
          <table:table-cell table:style-name="Table2.A1" office:value-type="string">
            <text:p text:style-name="P7">Yes</text:p>
          </table:table-cell>
        </table:table-row>
        <table:table-row table:style-name="Table2.1">
          <table:table-cell table:style-name="Table2.A1" office:value-type="string">
            <text:p text:style-name="P7">Bind</text:p>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Yes</text:p>
          </table:table-cell>
          <table:table-cell table:style-name="Table2.A1" office:value-type="string">
            <text:p text:style-name="P7">Yes</text:p>
          </table:table-cell>
        </table:table-row>
        <table:table-row table:style-name="Table2.1">
          <table:table-cell table:style-name="Table2.A1" office:value-type="string">
            <text:p text:style-name="P7">Toybox</text:p>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Yes</text:p>
          </table:table-cell>
          <table:table-cell table:style-name="Table2.A1" office:value-type="string">
            <text:p text:style-name="P7">Yes (patched kernel)</text:p>
          </table:table-cell>
        </table:table-row>
        <table:table-row table:style-name="Table2.1">
          <table:table-cell table:style-name="Table2.A1" office:value-type="string">
            <text:p text:style-name="P7">Busybox</text:p>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Yes</text:p>
          </table:table-cell>
          <table:table-cell table:style-name="Table2.A1" office:value-type="string">
            <text:p text:style-name="P7">Yes (patched kernel)</text:p>
          </table:table-cell>
        </table:table-row>
        <table:table-row table:style-name="Table2.1">
          <table:table-cell table:style-name="Table2.A1" office:value-type="string">
            <text:p text:style-name="P7">Apache</text:p>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Yes</text:p>
          </table:table-cell>
          <table:table-cell table:style-name="Table2.A1" office:value-type="string">
            <text:p text:style-name="P7">Yes</text:p>
          </table:table-cell>
        </table:table-row>
        <table:table-row table:style-name="Table2.1">
          <table:table-cell table:style-name="Table2.A1" office:value-type="string">
            <text:p text:style-name="P7">NGNIX</text:p>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text:p>
          </table:table-cell>
          <table:table-cell table:style-name="Table2.A1" office:value-type="string">
            <text:p text:style-name="P7">?</text:p>
          </table:table-cell>
        </table:table-row>
      </table:table>
      <text:p text:style-name="Standard"/>
      <text:p text:style-name="P2">* Notes on above: </text:p>
      <text:p text:style-name="P2"/>
      <text:p text:style-name="P2">JunOS needs “set routing-options martians 240/4 or longer allow” to accept Class-E addresses.</text:p>
      <text:p text:style-name="Heading_20_2"><text:bookmark text:name="_pmdvunowj8to"/>NEEDED PATCHES</text:p>
      <text:p text:style-name="Standard"/>
      <text:p text:style-name="Standard">The patch set developed thus far is available at: <text:a xlink:type="simple" xlink:href="http://www.taht.net/classe/" text:style-name="ListLabel_20_10" text:visited-style-name="ListLabel_20_10"><text:span text:style-name="T5">http://www.taht.net/classe/</text:span></text:a></text:p>
      <text:p text:style-name="Standard"/>
      <text:list xml:id="list3440970129" text:style-name="WWNum1">
        <text:list-item>
          <text:p text:style-name="P25">Linux Kernel patch for ifconfig</text:p>
        </text:list-item>
      </text:list>
      <text:p text:style-name="P8">All the modern Linux distributions we tested had long ago upgraded to using the modern “iproute2” set of utilities for address assignment and thus had no problem either accepting or routing to 240/x based addresses. <text:s/>However, “tiny” distributions (such as the popular openwrt/dd-wrt/gargoyle router OSes, that have “busybox” or “toybox” based user space, still rely on an ancient IOCTL system call that tried to enforce CIDR, an internet practice obsolete since 1992. There were three choices here - one - patch linux to no longer make the CIDR check, two - convert busybox and toybox to use the modern iproute2 based kernel network interfaces, or three - patch the linux kernel to explicitly allow former class-e addresses with a /32 netmask. While the second option should be pursued, patching the kernel to add 8 lines of of new code is what we did to universally enable the former class-e address space for distributions that use this ioctl.</text:p>
      <text:p text:style-name="P8"/>
      <text:p text:style-name="P8">Backports of that patch to older linux versions are straightforward. As an experiment, we removed the CIDR check from linux 2.6.12 - (released june 5th, 2005). The patch required reformatting in order to apply to the pre-”uapi” change to the external header files, but that was all.</text:p>
      <text:p text:style-name="P8"/>
      <text:p text:style-name="P8">We expect to find many more devices in the field that use toybox and busybox, and this IOCTL, however. </text:p>
      <text:p text:style-name="P8"><text:soft-page-break/></text:p>
      <text:list xml:id="list162915011081566" text:continue-numbering="true" text:style-name="WWNum1">
        <text:list-item>
          <text:p text:style-name="P25">Patches for various routing daemons:</text:p>
          <text:list>
            <text:list-item>
              <text:p text:style-name="P26">Bird Routing Daemon: Bird conflated the idea of a unicast route with every portion of the address space above 224.</text:p>
            </text:list-item>
            <text:list-item>
              <text:p text:style-name="P26">Babel Routing Daemon: Babeld has a hard coded martians check. </text:p>
            </text:list-item>
            <text:list-item>
              <text:p text:style-name="P26">FRR (Quagga)</text:p>
            </text:list-item>
            <text:list-item>
              <text:p text:style-name="P26">Xorp</text:p>
            </text:list-item>
          </text:list>
        </text:list-item>
        <text:list-item>
          <text:p text:style-name="P25">OpenWrt BCP38 code patch</text:p>
        </text:list-item>
      </text:list>
      <text:p text:style-name="P8">The openwrt bcp38 package over-aggressively filters out all non-legitimate addresses eminintating from the host, including both 224 and 240 based addresses. Ironically, one of the authors of this document is an originator of that package.</text:p>
      <text:list xml:id="list162914465571583" text:continue-numbering="true" text:style-name="WWNum1">
        <text:list-item>
          <text:p text:style-name="P25">Patch to lib? to for getaddrinfo</text:p>
          <text:list>
            <text:list-item>
              <text:p text:style-name="P26">The </text:p>
            </text:list-item>
          </text:list>
        </text:list-item>
        <text:list-item>
          <text:p text:style-name="P25">Patch to FreeBSD “ping”</text:p>
        </text:list-item>
      </text:list>
      <text:p text:style-name="P8">FreeBSD “just works”. However the “ping” utility, does not.</text:p>
      <text:list xml:id="list162914450738544" text:continue-numbering="true" text:style-name="WWNum1">
        <text:list-item>
          <text:p text:style-name="P25">BIND9 reverse lookups</text:p>
        </text:list-item>
      </text:list>
      <text:p text:style-name="P8">Bind, as packaged by debian, includes a reverse lookup zone of 255 mapping to localhost, making correct reverse lookups in 255.0.0.0/8 <text:s/>something that requires end-user correction. Elsewhere in bind, it is configured automatically.</text:p>
      <text:p text:style-name="Standard"/>
      <text:p text:style-name="Heading_20_2"><text:bookmark text:name="_nh08pyliybl7"/>REVISING THE IN_EXPERIMENTAL MACRO</text:p>
      <text:p text:style-name="Standard">Since we no longer consider class-e address space experimental, we revised the IN_EXPERIMENTAL macro to only compare against 255.255.255.255 to minimize the impact on userspace code.</text:p>
      <text:p text:style-name="Standard"/>
      <text:p text:style-name="Standard">This macro is exported from the local kernel and imported into the local toolchain. This makes the bootstrapping process complex. In all the world, we were only able to find a few uses of IN_EXPERIMENTAL, IN_CLASSX, etc - but by redefining IN_BADCLASS and IN_EXPERIMENTAL, we expect to transparently upgrade that code with no further changes. </text:p>
      <text:p text:style-name="Heading_20_2"><text:bookmark text:name="_wjy5v6idcnf0"/>REVISED BOGON FILTERS</text:p>
      <text:p text:style-name="Standard">Public bogon filters [link] tend to have a line that excludes 224.0.0.0/4, the IPv4 multicast reserved address space. Most but not all (<text:a xlink:type="simple" xlink:href="https://www.caida.org/~youngh/bogons.html" text:style-name="ListLabel_20_10" text:visited-style-name="ListLabel_20_10"><text:span text:style-name="T5">https://www.caida.org/~youngh/bogons.html</text:span></text:a> ) also tend to exclude 240.0.0.0/4, or combine the 224 and 240 exclusions into a single 224.0.0.0/3. </text:p>
      <text:p text:style-name="Standard"/>
      <text:p text:style-name="Standard">It turns out that in the case of FRR, BIRD, &amp; BABEL that these bogon filters were redundant,</text:p>
      <text:p text:style-name="Standard">In that the underlying code did not allow these addresses to be used in the first place.</text:p>
      <text:p text:style-name="Standard"/>
      <text:p text:style-name="Standard">It is our hope that these bogon filters are actually *needed* on implementations of BGP such as that in CISCO and Juniper routers and that they do *no hard coded* internal checks, but we have not yet fully explored routability on the big iron.</text:p>
      <text:p text:style-name="Standard"><text:soft-page-break/></text:p>
      <text:p text:style-name="P2">Revising your martian list to block 224/4 and 255.255.255.255/32 only <text:s/>(as per the caida guidance above), instead of 224/3, and we are done there. We regard the wide use of bogon filters to be probably the biggest barrier to global routability. Fortunately most of these are revised daily, and it will only be systems with statically configured bogon filters that will be a long tail problem similar to the problems that dogged the deployment of 8.0.0.0.0/8 and 1.0.0.0/8 [footnote that experience]</text:p>
      <text:p text:style-name="Standard"/>
      <text:p text:style-name="Heading_20_2"><text:bookmark text:name="_8ieecg3cbf7"/>UNTESTED OPERATING SYSTEMS AND UTILITIES</text:p>
      <text:p text:style-name="Standard">The list of untested operating systems and utilities is of course, mind-boggling. At a glance, there’s QNX, UNICOS, and MVS, as possible “big problems” in addition to Windows. There are also thousands of other operating systems that may well also have hard coded assumptions as well as crash bugs.</text:p>
      <text:p text:style-name="Heading_20_2"><text:bookmark text:name="_uu6v1sxqedz0"/>CONCLUSIONS AND FUTURE WORK</text:p>
      <text:p text:style-name="Standard"/>
      <text:p text:style-name="Standard">The IPv4 “class-e” address space turned out to be shockingly easy to enable. With a few months exploration, we were able to make it “just work” on IOS, OSX, Linux, FreeBSD, and Android, with only Windows as a major consumer OS unable to accept 240/4 addresses and route to them. Every VPN technology we tried “just worked”. Core infrastructure utilities - such as DNS, DHCP, and NTP - “just worked”. A plethora of basic services like NFS, SAMBA/CIFS, web browsers and servers, just worked. No language we looked at (java, go, C, C++, ruby, perl) had any obvious intrinsic barriers to using these ip addresses. We tried Linux kernels as old as 3.10, and operating systems as old as ubuntu 13 - they too, “just worked”. Off the shelf switches - even “smart” ones - “just worked”.</text:p>
      <text:p text:style-name="Standard"/>
      <text:p text:style-name="Standard">There are of course, millions of devices left to test, and no doubt, some of them will not work with or connect to a 240/X based address. Some may even crash. However it seems likely that those will also have difficulty using IPv6 addresses as well. Aside from Bogon files, hard coded BGP limits, and private source codes that we cannot inspect...</text:p>
      <text:p text:style-name="Standard"/>
      <text:p text:style-name="Standard">… We consider our results so promising that we would like to take another step forward, and proceed with a world wide test of the most difficult portions of the space (255.0.0.0/8) with an ultimate aim of making all of 240/4 globally routable. </text:p>
      <text:p text:style-name="Standard"/>
      <text:p text:style-name="Standard">Given the depths of this exploration, it also appears that a large swatch of the largely unused multicast (224/8) IPv4 address space could also be redeemed, as well as the 127/8 address space, which we will cover in a separate document.</text:p>
      <text:p text:style-name="Standard"/>
      <text:p text:style-name="Heading_20_2"><text:bookmark text:name="_irwxzwz9vl65"/></text:p>
      <text:p text:style-name="P9"><text:bookmark text:name="_s7amim52bz22"/>50 pages of some copy/paste stuff below</text:p>
      <text:p text:style-name="Standard"/>
      <text:p text:style-name="Standard">The above needs to become a dry, technical document, detailing all that we did to test this. I have a more to add to the tables. There needs to be footnotes. There are also vastly different audiences - this is aimed at a semi-knowlegeable (ietf, network, nanog) reader with some familiarity with how this stuff works but we should give a better lower level explanation to new readers that haven’t thought about it much. A picture of the address space (there’s a great xkcd that ) would help...</text:p>
      <text:p text:style-name="Standard"/>
      <text:p text:style-name="Standard">Then… From all the emails that went back and forth more stuff needs to arise. There’s loads of stuff down below this point… Basically we need a FAQ, an IETF RFC, a document going into 0, 127 and 224, and something that explores possible use models once we make the tech work… there’s some ringing phrases, some thoughts expressed by others (all the serial numbers have been filed off). At the very end of this is another attempt i made at making the above readable. </text:p>
      <text:p text:style-name="Standard"/>
      <text:p text:style-name="Standard">It’s partially the “who is the intended audience” that has me a bit stymied...</text:p>
      <text:p text:style-name="Standard"/>
      <text:p text:style-name="Standard"/>
      <text:p text:style-name="Standard">...</text:p>
      <text:p text:style-name="Standard"/>
      <text:p text:style-name="Standard"/>
      <text:p text:style-name="P2">As of today, you are probably right. <text:s/>But the theory is first to get it</text:p>
      <text:p text:style-name="P2">working in all current OS and router releases. <text:s/>Then via natural</text:p>
      <text:p text:style-name="P2">attrition, plus making patches for the most prevalent old products, at</text:p>
      <text:p text:style-name="P2">some point these addresses become globally viable for some uses. <text:s/>With</text:p>
      <text:p text:style-name="P2">each passing year, they become more usable. <text:s/>Which is good, because with</text:p>
      <text:p text:style-name="P2">each passing year, the shortage &amp; price of IPv4 addresses has increased.</text:p>
      <text:p text:style-name="P2">Where this curve crosses the IPv6 deployment curve, nobody knows -- but</text:p>
      <text:p text:style-name="P2">let's give ourselves some options in case our individual guesses are wrong.</text:p>
      <text:p text:style-name="P2"/>
      <text:p text:style-name="P2">My original note about this from 2014 also cited RFC 1122. <text:s/>But it also</text:p>
      <text:p text:style-name="P2">noted that RFC 1122 has been superseded by January 2010's BCP 153, RFC</text:p>
      <text:p text:style-name="P2">5735, which says almost the same thing about some addresses (like</text:p>
      <text:p text:style-name="P2">127/8).</text:p>
      <text:p text:style-name="P2"/>
      <text:p text:style-name="P2">Yes, it would take IETF action to reclaim 16 million billion trillion</text:p>
      <text:p text:style-name="P2">wasted addresses from the loopback allocation. <text:s/>At least they provided</text:p>
      <text:p text:style-name="P2">exactly *one* loopback address in IPv6.</text:p>
      <text:p text:style-name="P2"/>
      <text:p text:style-name="P2">Note that in the classic Jon Postel / standardization spirit, we are</text:p>
      <text:p text:style-name="P2">free to turn something that the standard says is an error, into a</text:p>
      <text:p text:style-name="P2">defined behavior. <text:s/>So if we make the Linux kernel able to route 127/8 as</text:p>
      <text:p text:style-name="P2"><text:soft-page-break/>normal unicast, and we make the Linux startup scripts choose to allocate</text:p>
      <text:p text:style-name="P2">themselves one loopback address instead of 16 million, that's not a</text:p>
      <text:p text:style-name="P2">problem. <text:s/>Running code SHOULD precede rough consensus, else the</text:p>
      <text:p text:style-name="P2">consensus is on a paper standard that might not work.</text:p>
      <text:p text:style-name="P2"/>
      <text:p text:style-name="P2"/>
      <text:p text:style-name="P2">as an example of how 127/8 is used today, see:</text:p>
      <text:p text:style-name="P2"/>
      <text:p text:style-name="Standard"><text:a xlink:type="simple" xlink:href="https://docs.nginx.com/nginx/admin-guide/web-server/reverse-proxy/" text:style-name="ListLabel_20_11" text:visited-style-name="ListLabel_20_11"><text:span text:style-name="T6">https://docs.nginx.com/nginx/admin-guide/web-server/reverse-proxy/</text:span></text:a></text:p>
      <text:p text:style-name="P2"/>
      <text:p text:style-name="P2"/>
      <text:p text:style-name="P2"/>
      <text:p text:style-name="P2">THere have been multiple attempts historically. Some examples I found in </text:p>
      <text:p text:style-name="P2">10 minutes of googling:</text:p>
      <text:p text:style-name="P2"/>
      <text:p text:style-name="Standard"><text:a xlink:type="simple" xlink:href="https://tools.ietf.org/html/draft-wilson-class-e-02" text:style-name="ListLabel_20_11" text:visited-style-name="ListLabel_20_11"><text:span text:style-name="T6">https://tools.ietf.org/html/draft-wilson-class-e-02</text:span></text:a></text:p>
      <text:p text:style-name="Standard"><text:a xlink:type="simple" xlink:href="https://tools.ietf.org/html/draft-wilson-class-e-02" text:style-name="ListLabel_20_11" text:visited-style-name="ListLabel_20_11"><text:span text:style-name="T3"/></text:a></text:p>
      <text:p text:style-name="Standard"><text:a xlink:type="simple" xlink:href="https://tools.ietf.org/id/draft-azinger-additional-private-ipv4-space-issues-02.html" text:style-name="ListLabel_20_11" text:visited-style-name="ListLabel_20_11"><text:span text:style-name="T6">https://tools.ietf.org/id/draft-azinger-additional-private-ipv4-space-issues-02.html</text:span></text:a></text:p>
      <text:p text:style-name="P24"><text:span text:style-name="T4">x</text:span></text:p>
      <text:p text:style-name="Standard"><text:a xlink:type="simple" xlink:href="https://tools.ietf.org/html/draft-bdgks-arin-shared-transition-space" text:style-name="ListLabel_20_11" text:visited-style-name="ListLabel_20_11"><text:span text:style-name="T6">https://tools.ietf.org/html/draft-bdgks-arin-shared-transition-space</text:span></text:a></text:p>
      <text:p text:style-name="Standard"><text:a xlink:type="simple" xlink:href="https://tools.ietf.org/html/draft-bdgks-arin-shared-transition-space" text:style-name="ListLabel_20_11" text:visited-style-name="ListLabel_20_11"><text:span text:style-name="T3"/></text:a></text:p>
      <text:p text:style-name="Standard"><text:a xlink:type="simple" xlink:href="https://tools.ietf.org/html/draft-savolainen-indicating-240-addresses-01" text:style-name="ListLabel_20_11" text:visited-style-name="ListLabel_20_11"><text:span text:style-name="T6">https://tools.ietf.org/html/draft-savolainen-indicating-240-addresses-01</text:span></text:a></text:p>
      <text:p text:style-name="Standard"><text:a xlink:type="simple" xlink:href="https://tools.ietf.org/html/draft-savolainen-indicating-240-addresses-01" text:style-name="ListLabel_20_11" text:visited-style-name="ListLabel_20_11"><text:span text:style-name="T3"/></text:a></text:p>
      <text:p text:style-name="Standard"><text:a xlink:type="simple" xlink:href="http://packetlife.net/blog/2010/oct/14/ipv4-exhaustion-what-about-class-e-addresses/" text:style-name="ListLabel_20_11" text:visited-style-name="ListLabel_20_11"><text:span text:style-name="T6">http://packetlife.net/blog/2010/oct/14/ipv4-exhaustion-what-about-class-e-addresses/</text:span></text:a></text:p>
      <text:p text:style-name="Standard"><text:a xlink:type="simple" xlink:href="http://packetlife.net/blog/2010/oct/14/ipv4-exhaustion-what-about-class-e-addresses/" text:style-name="ListLabel_20_11" text:visited-style-name="ListLabel_20_11"><text:span text:style-name="T3"/></text:a></text:p>
      <text:p text:style-name="P2">All I have seen have died because the IETF typically prefers backwards </text:p>
      <text:p text:style-name="P2">compatibility and Class E space use has been "reserved" for so long and </text:p>
      <text:p text:style-name="P2">trying to fix this in all kinds of host stacks was seen as too much work </text:p>
      <text:p text:style-name="P2">compared to just going to IPv6 and be done with it.</text:p>
      <text:p text:style-name="Standard"><office:annotation office:name="__Annotation__528_2550410891"><dc:creator>Dave Taht</dc:creator><dc:date>2018-12-09T14:50:25</dc:date><text:p><text:span text:style-name="T12">I agree that the ISPs won't want to get with providing a service and handing customers class E space. WHICH IS A GOOD THING. Let us make this space work.</text:span></text:p></office:annotation></text:p>
      <text:p text:style-name="P2">So while you might get away with it in a tightly controlled network, there </text:p>
      <text:p text:style-name="P2">is no way an ISP would get away with providing a service and handing </text:p>
      <text:p text:style-name="P2">customers addresses from legacy class E space and expect a non-trivial </text:p>
      <text:p text:style-name="Standard"><text:span text:style-name="T3">amount of customer devices to not b0rk</text:span><office:annotation-end office:name="__Annotation__528_2550410891"/><text:span text:style-name="T3">. </text:span><office:annotation office:name="__Annotation__534_2550410891"><dc:creator>Dave Taht</dc:creator><dc:date>2018-12-09T14:50:50</dc:date><text:p><text:span text:style-name="T12">However this does not follow. ISPs should be willing to route 240.</text:span></text:p></office:annotation><text:span text:style-name="T3">Getting these routed in the </text:span></text:p>
      <text:p text:style-name="Standard"><text:span text:style-name="T3">Internet is a no-go.</text:span><office:annotation-end office:name="__Annotation__534_2550410891"/></text:p>
      <text:p text:style-name="P2"/>
      <text:p text:style-name="P2">WINDOWS NOTES</text:p>
      <text:p text:style-name="P2"/>
      <text:p text:style-name="P2">As we suspected windows 10 does not "do 240". It does not respect a</text:p>
      <text:p text:style-name="P2">dhcp attempt to assign a 24x based address. It instead reverts to a</text:p>
      <text:p text:style-name="P2">link local 169 address.</text:p>
      <text:p text:style-name="P2"/>
      <text:p text:style-name="P2">when trying on my routed network, with a real ip address for it and a</text:p>
      <text:p text:style-name="P2">router that routes to it, pinging to a routed 255.255.255.254 address</text:p>
      <text:p text:style-name="P2"><text:soft-page-break/>and the like it fails with a "general failure". So it is thoroughly</text:p>
      <text:p text:style-name="P2">blocked on windows. So we can write windows off. For now.</text:p>
      <text:p text:style-name="P2"/>
      <text:p text:style-name="P2">I picked up one of these to do that test:</text:p>
      <text:p text:style-name="Standard"><text:a xlink:type="simple" xlink:href="https://www.amazon.com/AWOW-Windows-64bit-Compute-Bluetooth/dp/B0768SGCNH/ref=sr_1_2_sspa?s=electronics&amp;ie=UTF8&amp;qid=1543717985&amp;sr=1-2-spons&amp;keywords=intel+compute+stick&amp;psc=1" text:style-name="ListLabel_20_11" text:visited-style-name="ListLabel_20_11"><text:span text:style-name="T6">https://www.amazon.com/AWOW-Windows-64bit-Compute-Bluetooth/dp/B0768SGCNH/ref=sr_1_2_sspa?s=electronics&amp;ie=UTF8&amp;qid=1543717985&amp;sr=1-2-spons&amp;keywords=intel+compute+stick&amp;psc=1</text:span></text:a></text:p>
      <text:p text:style-name="P2"/>
      <text:p text:style-name="P2"/>
      <text:p text:style-name="P2">It's great to know this. <text:s/>Now we can start poking people we know at</text:p>
      <text:p text:style-name="P2">Microsoft to see if this issue has been reported, and whether they care</text:p>
      <text:p text:style-name="P2">to fix it.</text:p>
      <text:p text:style-name="P2"/>
      <text:p text:style-name="P2">A big advantage for finding this in Windows 10 is that they only rent</text:p>
      <text:p text:style-name="P2">Windows 10 to most people, so they keep getting updates constantly. <text:s/>One</text:p>
      <text:p text:style-name="P2">of those updates can fix this, if they choose to. <text:s/>Windows XP or Win 7 are</text:p>
      <text:p text:style-name="P2">probably more problematic in the long haul.</text:p>
      <text:p text:style-name="P2"/>
      <text:p text:style-name="Standard"><text:a xlink:type="simple" xlink:href="https://people.ucsc.edu/~warner/buffer.html" text:style-name="ListLabel_20_11" text:visited-style-name="ListLabel_20_11"><text:span text:style-name="T6">https://people.ucsc.edu/~warner/buffer.html</text:span></text:a></text:p>
      <text:p text:style-name="P2"/>
      <text:p text:style-name="P6">&gt; does everybody like using ".e" as an interim dns root? toad.e? landley.e? m.e?</text:p>
      <text:p text:style-name="P6"/>
      <text:p text:style-name="P2">I have no objections, I'm just wondering what the next step after debugging is.</text:p>
      <text:p text:style-name="P2">I'm assuming China won't care because not being routeable outside the Great</text:p>
      <text:p text:style-name="P2">Firewall is a bonus for them. There's probably some pan-africa organization</text:p>
      <text:p text:style-name="P2">whose ears would perk up at the idea of a multi-million address IPv4 land grab.</text:p>
      <text:p text:style-name="P2"/>
      <text:p text:style-name="P2">I strongly suspect that a squatter situation that addressed</text:p>
      <text:p text:style-name="Standard"><text:a xlink:type="simple" xlink:href="https://ourworldindata.org/world-population-cartogram" text:style-name="ListLabel_20_11" text:visited-style-name="ListLabel_20_11"><text:span text:style-name="T6">https://ourworldindata.org/world-population-cartogram</text:span></text:a><text:span text:style-name="T3"> not matching ipv4 actual</text:span></text:p>
      <text:p text:style-name="P2">address allocations (the</text:p>
      <text:p text:style-name="Standard"><text:a xlink:type="simple" xlink:href="https://blog.ip2location.com/knowledge-base/study-of-ipv4-address-allocation-by-continents/" text:style-name="ListLabel_20_11" text:visited-style-name="ListLabel_20_11"><text:span text:style-name="T6">https://blog.ip2location.com/knowledge-base/study-of-ipv4-address-allocation-by-continents/</text:span></text:a></text:p>
      <text:p text:style-name="P2">guys couldn't be bothered to make a map? Seriously? Heck,</text:p>
      <text:p text:style-name="Standard"><text:a xlink:type="simple" xlink:href="https://twitter.com/jburnmurdoch/status/1061741911621410816" text:style-name="ListLabel_20_11" text:visited-style-name="ListLabel_20_11"><text:span text:style-name="T6">https://twitter.com/jburnmurdoch/status/1061741911621410816</text:span></text:a><text:span text:style-name="T3"> was a couple guys in</text:span></text:p>
      <text:p text:style-name="P2">a newsroom...</text:p>
      <text:p text:style-name="P2"/>
      <text:p text:style-name="P2">Anyway, if it's some for-profit company trying to corner the market more there</text:p>
      <text:p text:style-name="P2">would be pushback, and if it was just africa/india/brazil/mexico/japan each</text:p>
      <text:p text:style-name="P2">grabbing a /8 and widely deploying these suckers it'd most likely stand. Is it</text:p>
      <text:p text:style-name="P2">more important that this _happen_, or are you trying to steer/control the result</text:p>
      <text:p text:style-name="P2">somehow?</text:p>
      <text:p text:style-name="P2"/>
      <text:p text:style-name="P2">nope. trying to break the existing market for ipv4 for a while at least....</text:p>
      <text:p text:style-name="P6"/>
      <text:p text:style-name="P6">&gt; and if it was just africa/india/brazil/mexico/japan each</text:p>
      <text:p text:style-name="P6"><text:soft-page-break/>&gt; grabbing a /8 and widely deploying these suckers it'd most likely stand.</text:p>
      <text:p text:style-name="P6"/>
      <text:p text:style-name="P2">5 8s gone, 11 to go. 2 for the test - which I kind of think of as "cyberspace".</text:p>
      <text:p text:style-name="P2"/>
      <text:p text:style-name="P2">9 to go. 3 for the other major continents?</text:p>
      <text:p text:style-name="P2">How about 1 for boats at sea, and reserve the rest for future use and</text:p>
      <text:p text:style-name="P2">the <text:s/>space program?</text:p>
      <text:p text:style-name="P2"/>
      <text:p text:style-name="P2">I'm not really sure if we have to think in these broad geographic</text:p>
      <text:p text:style-name="P2">terms at all, but in terms of people,</text:p>
      <text:p text:style-name="Standard"><text:span text:style-name="T3">and in the short run even using up the </text:span><text:a xlink:type="simple" xlink:href="http://255.0.0.0/8" text:style-name="ListLabel_20_11" text:visited-style-name="ListLabel_20_11"><text:span text:style-name="T6">255.0.0.0/8</text:span></text:a><text:span text:style-name="T3"> will take a while.</text:span></text:p>
      <text:p text:style-name="P2">The only reason why I'm talking</text:p>
      <text:p text:style-name="P2">about 254/8 is due to the concept of brain damaged code just looking</text:p>
      <text:p text:style-name="P2">for 255 and quitting and revdns.</text:p>
      <text:p text:style-name="P2"/>
      <text:p text:style-name="P2">maybe geo is short sighted. for the test, carve up 255 and 254 into</text:p>
      <text:p text:style-name="P2">/12s or 11s... do a popcount of usage vs</text:p>
      <text:p text:style-name="P2">allocation. I'd hate to screw that up</text:p>
      <text:p text:style-name="P6"/>
      <text:p text:style-name="P6">&gt; Is it</text:p>
      <text:p text:style-name="P6">&gt; more important that this _happen_, or are you trying to steer/control the result</text:p>
      <text:p text:style-name="P6">&gt; somehow?</text:p>
      <text:p text:style-name="P6"/>
      <text:p text:style-name="P2">I would like to (re) build a better internet. I won't speak to anyone</text:p>
      <text:p text:style-name="P2">else's motivations.</text:p>
      <text:p text:style-name="P2"/>
      <text:p text:style-name="P2">And really, I've tried to treat this with maximum skepticism</text:p>
      <text:p text:style-name="P2">throughout. There *has* to be a show stopping bug, somewhere.</text:p>
      <text:p text:style-name="P2"/>
      <text:p text:style-name="P2">It's hard to be hands-off and not twiddle, though I'm trying! I have a</text:p>
      <text:p text:style-name="P2">personal bug-a-boo is I would really like to make <text:s/>email easy to use</text:p>
      <text:p text:style-name="P2">and a fundamental part of people's workflow again and would like <text:s/>to</text:p>
      <text:p text:style-name="P2">mandate port 25 either be off or always require starttls. There's</text:p>
      <text:p text:style-name="P2">probably other "rules" that are sane and everybody will have a</text:p>
      <text:p text:style-name="P2">different opinion.</text:p>
      <text:p text:style-name="P2"/>
      <text:p text:style-name="P2">aside from that, I don't care much. It is going to matter that these</text:p>
      <text:p text:style-name="P2">be globally unique and certainly *immediately devolving authority* to</text:p>
      <text:p text:style-name="P2">representatives of each region</text:p>
      <text:p text:style-name="P2">would help dispell that problem.</text:p>
      <text:p text:style-name="P2"/>
      <text:p text:style-name="P2">Still, not my call, I gotta go futz with my wireguard/babel hmac auth</text:p>
      <text:p text:style-name="P2">algo again.</text:p>
      <text:p text:style-name="P2"/>
      <text:p text:style-name="P2"><text:soft-page-break/></text:p>
      <text:p text:style-name="Standard"><office:annotation office:name="__Annotation__624_2550410891"><dc:creator>Dave Taht</dc:creator><dc:date>2018-12-09T14:52:05</dc:date><text:p><text:span text:style-name="T12">presently bigbangburgerbar.taht.net is mapped to 0.0.0.1.</text:span></text:p></office:annotation><text:span text:style-name="T3">As long as we get the cheeseburgers to ICANN it'll be fine.</text:span><office:annotation-end office:name="__Annotation__624_2550410891"/></text:p>
      <text:p text:style-name="P2"/>
      <text:p text:style-name="P2">No, we won't do an optimal allocation. The people _using_ it will allocate it</text:p>
      <text:p text:style-name="P2">way better than we well. You give poor people money, not t-shirts and cans of</text:p>
      <text:p text:style-name="P2">green beans. Let _them_ figure out what to do with as raw a rsource as you can</text:p>
      <text:p text:style-name="P2">arrange. End users always know better how to organize their own affairs, that's</text:p>
      <text:p text:style-name="P2">been half the strength of open source since day 1 and _all_ the strength of the</text:p>
      <text:p text:style-name="P2">internet.</text:p>
      <text:p text:style-name="P2"/>
      <text:p text:style-name="P2">I'm trying to identify "here's a large pool of underserved pople, let's match</text:p>
      <text:p text:style-name="P2">the resource to the people". You've mentioned three use cases that aren't people</text:p>
      <text:p text:style-name="P2">(tests, boats, space).</text:p>
      <text:p text:style-name="P6"/>
      <text:p text:style-name="P6">&gt; I'm not really sure if we have to think in these broad geographic</text:p>
      <text:p text:style-name="P6">&gt; terms at all, but in terms of people,</text:p>
      <text:p text:style-name="Standard"><text:span text:style-name="T8">&gt; and in the short run even using up the </text:span><text:a xlink:type="simple" xlink:href="http://255.0.0.0/8" text:style-name="ListLabel_20_11" text:visited-style-name="ListLabel_20_11"><text:span text:style-name="T6">255.0.0.0/8</text:span></text:a><text:span text:style-name="T8"> will take a while.</text:span></text:p>
      <text:p text:style-name="P6"/>
      <text:p text:style-name="P2">Start with that then.</text:p>
      <text:p text:style-name="P2"/>
      <text:p text:style-name="P2">Australia's fine, their population is 24 million and I stopped counting at 10</text:p>
      <text:p text:style-name="P2">million addresses here:</text:p>
      <text:p text:style-name="P2"/>
      <text:p text:style-name="Standard"><text:a xlink:type="simple" xlink:href="https://www.nirsoft.net/countryip/au.html" text:style-name="ListLabel_20_11" text:visited-style-name="ListLabel_20_11"><text:span text:style-name="T6">https://www.nirsoft.net/countryip/au.html</text:span></text:a></text:p>
      <text:p text:style-name="Standard"><text:a xlink:type="simple" xlink:href="https://www.nirsoft.net/countryip/au.html" text:style-name="ListLabel_20_11" text:visited-style-name="ListLabel_20_11"><text:span text:style-name="T3"/></text:a></text:p>
      <text:p text:style-name="P2">You can ignore Antarctica too, they have more addresses than people:</text:p>
      <text:p text:style-name="P2"/>
      <text:p text:style-name="Standard"><text:a xlink:type="simple" xlink:href="https://www.countryipblocks.net/antarctica-network-ranges" text:style-name="ListLabel_20_11" text:visited-style-name="ListLabel_20_11"><text:span text:style-name="T6">https://www.countryipblocks.net/antarctica-network-ranges</text:span></text:a></text:p>
      <text:p text:style-name="Standard"><text:a xlink:type="simple" xlink:href="https://www.countryipblocks.net/antarctica-network-ranges" text:style-name="ListLabel_20_11" text:visited-style-name="ListLabel_20_11"><text:span text:style-name="T3"/></text:a></text:p>
      <text:p text:style-name="P2">(McMurdo station's population is about 1000.)</text:p>
      <text:p text:style-name="P2"/>
      <text:p text:style-name="P2">Meanwhile indonesia's not a continent but it has 264 million people and 18.6</text:p>
      <text:p text:style-name="P2">million IPv4 addresses:</text:p>
      <text:p text:style-name="P2"/>
      <text:p text:style-name="Standard"><text:a xlink:type="simple" xlink:href="http://lite.ip2location.com/indonesia-ip-address-ranges" text:style-name="ListLabel_20_11" text:visited-style-name="ListLabel_20_11"><text:span text:style-name="T6">http://lite.ip2location.com/indonesia-ip-address-ranges</text:span></text:a></text:p>
      <text:p text:style-name="Standard"><text:a xlink:type="simple" xlink:href="http://lite.ip2location.com/indonesia-ip-address-ranges" text:style-name="ListLabel_20_11" text:visited-style-name="ListLabel_20_11"><text:span text:style-name="T3"/></text:a></text:p>
      <text:p text:style-name="P2">Again, we're probably not the right people to make this decision. So who _is_?</text:p>
      <text:p text:style-name="P2"/>
      <text:p text:style-name="P2"/>
      <text:p text:style-name="P2">I'm not looking at geo, I'm trying to look at people. If such a resource could</text:p>
      <text:p text:style-name="P2">be freed up (still an if), what's the right thing to do with it, and _how_? And</text:p>
      <text:p text:style-name="P2">how do you hand it off in such a way that Microsoft or Elon Musk or Faceboot or</text:p>
      <text:p text:style-name="P2">The Donald doesn't swoop in and steal it all via regulatory capture or some</text:p>
      <text:p text:style-name="P2">such, which would involve an element of surprise or at least moving reasonably</text:p>
      <text:p text:style-name="P2"><text:soft-page-break/>rapidly once word was out.</text:p>
      <text:p text:style-name="P2"/>
      <text:p text:style-name="P2"/>
      <text:p text:style-name="P6">&gt; maybe geo is short sighted. for the test, carve up 255 and 254 into</text:p>
      <text:p text:style-name="P6">&gt; /12s or 11s... do a popcount of usage vs</text:p>
      <text:p text:style-name="P6">&gt; allocation. I'd hate to screw that up</text:p>
      <text:p text:style-name="P6"/>
      <text:p text:style-name="P2">I'm not looking at geo, I'm trying to look at people. If such a resource could</text:p>
      <text:p text:style-name="P2">be freed up (still an if), what's the right thing to do with it, and _how_? And</text:p>
      <text:p text:style-name="P2">how do you hand it off in such a way that Microsoft or Elon Musk or Faceboot or</text:p>
      <text:p text:style-name="P2">The Donald doesn't swoop in and steal it all via regulatory capture or some</text:p>
      <text:p text:style-name="P2">such, which would involve an element of surprise or at least moving reasonably</text:p>
      <text:p text:style-name="P2">rapidly once word was out.</text:p>
      <text:p text:style-name="P2"/>
      <text:p text:style-name="P2">The current US government is populated by people who would go to great lengths</text:p>
      <text:p text:style-name="P2">to prevent the resource from being freed up AT ALL, _EVER_, if that kept it out</text:p>
      <text:p text:style-name="P2">of the hands of brown people.</text:p>
      <text:p text:style-name="P6"/>
      <text:p text:style-name="P6">&gt;&gt; Is it</text:p>
      <text:p text:style-name="P6">&gt;&gt; more important that this _happen_, or are you trying to steer/control the result</text:p>
      <text:p text:style-name="P6">&gt;&gt; somehow?</text:p>
      <text:p text:style-name="P6">&gt; </text:p>
      <text:p text:style-name="P6">&gt; I would like to (re) build a better internet. I won't speak to anyone</text:p>
      <text:p text:style-name="P6">&gt; else's motivations.</text:p>
      <text:p text:style-name="P6">&gt; </text:p>
      <text:p text:style-name="P6">&gt; And really, I've tried to treat this with maximum skepticism</text:p>
      <text:p text:style-name="P6">&gt; throughout. There *has* to be a show stopping bug, somewhere.</text:p>
      <text:p text:style-name="P6"/>
      <text:p text:style-name="P2">Meh, they can be fixed after deployment. Seriously, as long as Android and iOS</text:p>
      <text:p text:style-name="P2">can access it everything else can catch up later. There's a billion android</text:p>
      <text:p text:style-name="P2">phones shipping every year, that's where most users are now. (And Tizen's big in</text:p>
      <text:p text:style-name="P2">india. And I'm not quite sure where China ships its android clones _to_, Huwaei</text:p>
      <text:p text:style-name="P2">is trying hard to export...)</text:p>
      <text:p text:style-name="P6"/>
      <text:p text:style-name="P6">&gt; It's hard to be hands-off and not twiddle, though I'm trying! I have a</text:p>
      <text:p text:style-name="P6">&gt; personal bug-a-boo is I would really like to make <text:s/>email easy to use</text:p>
      <text:p text:style-name="P6">&gt; and a fundamental part of people's workflow again and would like <text:s/>to</text:p>
      <text:p text:style-name="P6">&gt; mandate port 25 either be off or always require starttls. There's</text:p>
      <text:p text:style-name="P6">&gt; probably other "rules" that are sane and everybody will have a</text:p>
      <text:p text:style-name="P6">&gt; different opinion.</text:p>
      <text:p text:style-name="P6"/>
      <text:p text:style-name="P2">Orthogonal to freeing up address space.</text:p>
      <text:p text:style-name="P2"/>
      <text:p text:style-name="P2">For all I know "anybody with an android phone can park a cloud service on a</text:p>
      <text:p text:style-name="P2"><text:soft-page-break/>google managed IPv4 at a known port number, running in a Linux VM on something</text:p>
      <text:p text:style-name="P2">vaguely EC2-like" might itself be a good use of a largeish address range. I</text:p>
      <text:p text:style-name="P2">honestly don't know. My instinct here is "let people do things with as little</text:p>
      <text:p text:style-name="P2">cost or intermediary control as possible" and then see what _they_ do. Given a</text:p>
      <text:p text:style-name="P2">URL can have a port number in it, you could pack that pretty tightly (and</text:p>
      <text:p text:style-name="P2">masqquerade behind it)...</text:p>
      <text:p text:style-name="P2"/>
      <text:p text:style-name="P2">Maybe each continent should have a rackmount farm you can mail a raspberry pi</text:p>
      <text:p text:style-name="P2">to, some nonprofit could have a building with solar panels and a bandwidth</text:p>
      <text:p text:style-name="P2">endowment or something. I dunno. An old warehouse coverd with solar panels and a</text:p>
      <text:p text:style-name="P2">fiber connection, full of cheap office shelving or something could hold an awful</text:p>
      <text:p text:style-name="P2">lot of raspberry pi's. The switches would probably be your biggest cost. (And</text:p>
      <text:p text:style-name="P2">security to prevent somebody from stealing it all for scrap metal in someplace</text:p>
      <text:p text:style-name="P2">like keyna...)</text:p>
      <text:p text:style-name="P2"/>
      <text:p text:style-name="P2">People should have ideas and try them out. It's not my area. I dunno what people</text:p>
      <text:p text:style-name="P2">need, I just don't want to _exclude_ better ideas than I have in 15 minutes from</text:p>
      <text:p text:style-name="P2">the other side of the planet.</text:p>
      <text:p text:style-name="P2"/>
      <text:p text:style-name="P2">(Can a phone get an IPv4 address where the phone can serve content but there's a</text:p>
      <text:p text:style-name="P2">static cacheing cloud server somewhere that takes the bulk of the load and turns</text:p>
      <text:p text:style-name="P2">intermittent phone contact into constant availability of cached content? I'm not</text:p>
      <text:p text:style-name="P2">the guy to write that... Somebody _else_ needs to do that. Somebody else needs</text:p>
      <text:p text:style-name="P2">to come up with the use cases.)</text:p>
      <text:p text:style-name="P6"/>
      <text:p text:style-name="P6">&gt; aside from that, I don't care much. It is going to matter that these</text:p>
      <text:p text:style-name="P6">&gt; be globally unique and certainly *immediately devolving authority* to</text:p>
      <text:p text:style-name="P6">&gt; representatives of each region</text:p>
      <text:p text:style-name="P6">&gt; would help dispell that problem.</text:p>
      <text:p text:style-name="P6"/>
      <text:p text:style-name="P2">Sounds good.</text:p>
      <text:p text:style-name="P2"/>
      <text:p text:style-name="P2">&gt; Still, not my call,</text:p>
      <text:p text:style-name="P2"/>
      <text:p text:style-name="P2">Nor mine.</text:p>
      <text:p text:style-name="P2"/>
      <text:p text:style-name="P2">But fixing Linux to be able to serve this address range would be cool. And</text:p>
      <text:p text:style-name="P2">eventually deprecating 99% of the IPv4 multicast address range to reclaim it for</text:p>
      <text:p text:style-name="P2">other purposes would be even cooler.</text:p>
      <text:p text:style-name="P2"/>
      <text:p text:style-name="P2">JOHN SAID:</text:p>
      <text:p text:style-name="P2"/>
      <text:p text:style-name="P27">It isn't up to us to allocate the Class E and reserved addresses. <text:s/>All</text:p>
      <text:p text:style-name="P2">we're doing now is trying to make sure that these addresses would</text:p>
      <text:p text:style-name="P2">actually technically work, if and when they are used on the global</text:p>
      <text:p text:style-name="P2">Internet.</text:p>
      <text:p text:style-name="P2"/>
      <text:p text:style-name="P2">My underlying economic plan is simply to get these addresses out into</text:p>
      <text:p text:style-name="P2">the world, increasing the supply and decreasing the price of IPv4</text:p>
      <text:p text:style-name="P2">addresses. <text:s/>This would benefit anyone who uses IPv4 addresses, that is,</text:p>
      <text:p text:style-name="P2">everyone on the Internet. <text:s/>Including those who are dual-stacked with</text:p>
      <text:p text:style-name="P2">IPv6 and yet still need to reach the 60+% of IPv4-only users.</text:p>
      <text:p text:style-name="P2"/>
      <text:p text:style-name="P2">The details of exactly how that gets done are still an exercise in</text:p>
      <text:p text:style-name="P2">guessing what future ICANN and IETF meetings will do. <text:s/>Meanwhile we have</text:p>
      <text:p text:style-name="P2">plenty of technical work to do before any of those guys are likely to</text:p>
      <text:p text:style-name="P2">lift a finger on the political or policy issues.</text:p>
      <text:p text:style-name="P2"/>
      <text:p text:style-name="P2">BTW: DNSSEC for Class E addresses is simple and straightforward. <text:s/>They</text:p>
      <text:p text:style-name="P2">go into signed records in any existing DNS zone. <text:s/>The only part that</text:p>
      <text:p text:style-name="P2">isn't straightforward is in-addr.arpa. <text:s/>But since historically in many</text:p>
      <text:p text:style-name="P2">nets in-addr hasn't been kept up to date, very little software relies on</text:p>
      <text:p text:style-name="P2">it. <text:s/>I'm not sure why you want your own root server for a network with</text:p>
      <text:p text:style-name="P2">no connectivity to the Internet. <text:s/>And if it has connectivity, even</text:p>
      <text:p text:style-name="P2">through NAT, then you can just use the existing root servers. <text:s/>Just</text:p>
      <text:p text:style-name="P2">setting up any BIND server in the testbed network should suffice to</text:p>
      <text:p text:style-name="P2">debug BIND.</text:p>
      <text:p text:style-name="P2"/>
      <text:p text:style-name="P6">&gt; Really, John is the "postel" here, and I intend to follow his lead as</text:p>
      <text:p text:style-name="P6">&gt; much as I can. Got more vision for us, john?</text:p>
      <text:p text:style-name="P6"/>
      <text:p text:style-name="P2">The next step after debugging all the key software in an isolated</text:p>
      <text:p text:style-name="P2">testbed is -- more debugging. <text:s/>But on the global Internet.</text:p>
      <text:p text:style-name="P2"/>
      <text:p text:style-name="P2">If we find any serious (crasher) bugs during the testbed, we may also</text:p>
      <text:p text:style-name="P2">have to wait for a full software upgrade cycle, so that the fixes are</text:p>
      <text:p text:style-name="P2">actually in the vast majority of the running Internet, not just in the</text:p>
      <text:p text:style-name="P2">source tree.</text:p>
      <text:p text:style-name="P2"/>
      <text:p text:style-name="P2">There are other non-crasher bugs that will make some parts of the</text:p>
      <text:p text:style-name="P2">address space unusable for some purposes. <text:s/>I found one in Debian's</text:p>
      <text:p text:style-name="P2">version of BIND this week. <text:s/>Until those fixes are widespread, which will</text:p>
      <text:p text:style-name="P2">take years after we convince the maintainers to adopt them, odd things</text:p>
      <text:p text:style-name="P2">will happen at unfixed sites if they tried to use addresses like 0.1.2.3</text:p>
      <text:p text:style-name="P2">or 127.127.127.127 or 255.13.37.1. <text:s/>So we will avoid any such crippled</text:p>
      <text:p text:style-name="P2">addresses in our next round of testing.</text:p>
      <text:p text:style-name="P2"><text:soft-page-break/></text:p>
      <text:p text:style-name="P2">Once we're really sure that advertising a BGP route to a Class E address</text:p>
      <text:p text:style-name="P2">won't crash any of the popular routers, we can ask a research group to</text:p>
      <text:p text:style-name="P2">advertise such a route. <text:s/>After a few days of monitoring the Internet and</text:p>
      <text:p text:style-name="P2">making sure it's "not crashing" from merely seeing that route, we can</text:p>
      <text:p text:style-name="P2">run tests to see how reachable that network is from various parts of the</text:p>
      <text:p text:style-name="P2">Internet. <text:s/>I expect that that will find lots more problems for us to</text:p>
      <text:p text:style-name="P2">debug, some of which will be operational or configuration problems,</text:p>
      <text:p text:style-name="P2">others of which will require software fixes.</text:p>
      <text:p text:style-name="P2"/>
      <text:p text:style-name="P2">BSD space</text:p>
      <text:p text:style-name="P2"/>
      <text:p text:style-name="P2">Hi,</text:p>
      <text:p text:style-name="P2"/>
      <text:p text:style-name="P2">I looked at how FreeBSD behaves if I try to assign a class E address,</text:p>
      <text:p text:style-name="P2">and turns out that almost everything works: ARP is fine, IP works</text:p>
      <text:p text:style-name="P2">(tested with TCP and UDP), and the PF firewall is also happy. The only</text:p>
      <text:p text:style-name="P2">thing that doesn't work is ping: the ICMP reply code refuses to send a</text:p>
      <text:p text:style-name="P2">reply to the address. Grepping through the source code indicates that</text:p>
      <text:p text:style-name="P2">nothing other than the ICMP code checks for class E stuff.</text:p>
      <text:p text:style-name="P2"/>
      <text:p text:style-name="P2">I will send a patch that adds a sysctl to control whether class E</text:p>
      <text:p text:style-name="P2">should be treated specially (defaulting to no). I will let you know</text:p>
      <text:p text:style-name="P2">if/when the patch is accepted.</text:p>
      <text:p text:style-name="P2"/>
      <text:p text:style-name="P2">I hope this is useful. Let me know if there's anything else I can help with.</text:p>
      <text:p text:style-name="P2"/>
      <text:p text:style-name="P2">Best,</text:p>
      <text:p text:style-name="P2">Kamila (the girl from Hackers that solved the T-shirt)</text:p>
      <text:p text:style-name="P2"/>
      <text:p text:style-name="P11">Hi Kamila!</text:p>
      <text:p text:style-name="P11"/>
      <text:p text:style-name="P11">Thank you so much for this work!</text:p>
      <text:p text:style-name="P11"/>
      <text:p text:style-name="P11">I recommend that your patch should not even use a sysctl, but should</text:p>
      <text:p text:style-name="P11">simply stop blocking Class E addresses. <text:s/>Classless IP addresses have</text:p>
      <text:p text:style-name="P11">been the standard for more than 20 years now. <text:s/>But, if the kernel</text:p>
      <text:p text:style-name="P11">maintainers want a sysctl, certainly they can have it. <text:s/>Can you email me</text:p>
      <text:p text:style-name="P11"><text:soft-page-break/>the patch that you submit, as well as letting me know if/when it is</text:p>
      <text:p text:style-name="P11">accepted?</text:p>
      <text:p text:style-name="P11"/>
      <text:p text:style-name="P11">The few similar remnants of Classful IP addresses that we found in the</text:p>
      <text:p text:style-name="P11">Linux kernel were also in odd corners. <text:s/>The main body of the code had all</text:p>
      <text:p text:style-name="P11">been updated years ago to use Classless addresses, which don't assume</text:p>
      <text:p text:style-name="P11">that the high order byte of addresses has any particular meaning. <text:s/>The</text:p>
      <text:p text:style-name="P11">odd corners remained, because until now, nobody had tested this corner case.</text:p>
      <text:p text:style-name="P11"/>
      <text:p text:style-name="P11">&gt; I hope this is useful. Let me know if there's anything else I can help with.</text:p>
      <text:p text:style-name="P11"/>
      <text:p text:style-name="P11">I'm also investigating whether we can use addresses in three</text:p>
      <text:p text:style-name="P11">other ranges: <text:s/>0/8, 127/8, and 255/8. <text:s/>If you'd like to check FreeBSD</text:p>
      <text:p text:style-name="P11">for these, that would be lovely!</text:p>
      <text:p text:style-name="P11"/>
      <text:p text:style-name="P11">0 and 255 have traditionally reserved 16 million addresses in order</text:p>
      <text:p text:style-name="P11">to have one single address used for a specific purpose (0.0.0.0 as</text:p>
      <text:p text:style-name="P11">the "I don't know my own IP address" address, and 255.255.255.255 as</text:p>
      <text:p text:style-name="P11">the "local broadcast" address). <text:s/>Often, kernel code looks for those</text:p>
      <text:p text:style-name="P11">specific addresses, but user code or scripts often take shortcuts that</text:p>
      <text:p text:style-name="P11">just use the first byte. <text:s/>Can FreeBSD use a node address like 0.1.2.3</text:p>
      <text:p text:style-name="P11">or 255.254.253.252 successfully?</text:p>
      <text:p text:style-name="P11"/>
      <text:p text:style-name="P11">127.0.0.1 is the "loopback" address. <text:s/>127/8 traditionally reserves 16</text:p>
      <text:p text:style-name="P11">million addresses to protect it. <text:s/>There are a small number of</text:p>
      <text:p text:style-name="P11">applications that use multiple distinct loopback addresses, but this use</text:p>
      <text:p text:style-name="P11"><text:soft-page-break/>case should be entirely satisfied by having, say, 65536 addresses</text:p>
      <text:p text:style-name="P11">dedicated to loopback (127.0.x.y), with the other 15.9 million able to</text:p>
      <text:p text:style-name="P11">be freed for ordinary use. <text:s/>Both user and kernel code, and startup</text:p>
      <text:p text:style-name="P11">scripts, may be assuming that any address which starts with 127 is a</text:p>
      <text:p text:style-name="P11">loopback address.</text:p>
      <text:p text:style-name="P11"/>
      <text:p text:style-name="P11">(There's a longer term project to consider how much work it would be to</text:p>
      <text:p text:style-name="P11">reallocate many of the 300 million "multicast" addresses (224/4) as</text:p>
      <text:p text:style-name="P11">ordinary addresses. <text:s/>That's much more complicated, due to the</text:p>
      <text:p text:style-name="P11">possibility of bad interactions between patched and unpatched nodes.</text:p>
      <text:p text:style-name="P11">With the Class E and reserved addresses, they either work or they</text:p>
      <text:p text:style-name="P11">don't.)</text:p>
      <text:p text:style-name="P11"/>
      <text:p text:style-name="P11">It was great to meet you, and I hope that we can continue to find</text:p>
      <text:p text:style-name="P11">interesting ways to improve the world together!</text:p>
      <text:p text:style-name="P13"><draw:frame draw:style-name="fr1" draw:name="image4.gif" text:anchor-type="as-char" svg:width="0.25in" svg:height="0.111in" draw:z-index="0"><draw:image xlink:href="Pictures/100002000000000100000001D3669EDE7BACDF23.gif" xlink:type="simple" xlink:show="embed" xlink:actuate="onLoad"/></draw:frame></text:p>
      <text:p text:style-name="P14"/>
      <text:p text:style-name="P2">MORE TESTING</text:p>
      <text:p text:style-name="P2"/>
      <text:p text:style-name="Standard"><text:span text:style-name="T3"><text:s/>git clone </text:span><text:a xlink:type="simple" xlink:href="https://github.com/landley/mkroot" text:style-name="ListLabel_20_11" text:visited-style-name="ListLabel_20_11"><text:span text:style-name="T6">https://github.com/landley/mkroot</text:span></text:a></text:p>
      <text:p text:style-name="P2"><text:s text:c="2"/>cd mkroot</text:p>
      <text:p text:style-name="P2"><text:s text:c="2"/>mkdir download</text:p>
      <text:p text:style-name="P2"><text:s text:c="2"/>cd download</text:p>
      <text:p text:style-name="P2"><text:s text:c="2"/>git clone ~/linux linux</text:p>
      <text:p text:style-name="P2"><text:s text:c="2"/>cd linux</text:p>
      <text:p text:style-name="P2"><text:s text:c="2"/>patch -p1 -i ~/0001-yourpatch.patch</text:p>
      <text:p text:style-name="P2"><text:s text:c="2"/>cd ..</text:p>
      <text:p text:style-name="P2"><text:s text:c="2"/>ln -s ~/mcm mcm</text:p>
      <text:p text:style-name="P2"><text:s text:c="2"/>./cross.sh all ./mkroot.sh kernel</text:p>
      <text:p text:style-name="P2"/>
      <text:p text:style-name="P2">And then "./run.sh i686" and so on to test boot each one, and perform basic</text:p>
      <text:p text:style-name="P2">network smoke testing.</text:p>
      <text:p text:style-name="P2"/>
      <text:p text:style-name="P2"><text:soft-page-break/>I can add more modules to the "module" directory to cross compile more stuff if</text:p>
      <text:p text:style-name="P2">there's test programs I should fiddle with? (I've got dropbear in there but I</text:p>
      <text:p text:style-name="P2">think it's a really stale version...)</text:p>
      <text:p text:style-name="P2"/>
      <text:p text:style-name="P2">SITE-LOCAL</text:p>
      <text:p text:style-name="P2"/>
      <text:p text:style-name="P2">If we took the bold step of allocating some addrs out of 255 as</text:p>
      <text:p text:style-name="P2">"site-local", then any wifi router that does NAT by default could hand</text:p>
      <text:p text:style-name="P2">out those site-local addresses instead of 10. or 192.168 addresses.</text:p>
      <text:p text:style-name="P2"/>
      <text:p text:style-name="P2">If at some point this was made default in some openwrt distribution,</text:p>
      <text:p text:style-name="P2">then it would cause a LOT of nodes to be testing Class E addresses among</text:p>
      <text:p text:style-name="P2">its client population.</text:p>
      <text:p text:style-name="P2"/>
      <text:p text:style-name="P2">(Unfortunately those sites would be widely scattered and not likely to</text:p>
      <text:p text:style-name="P2">be reporting problems back to us. <text:s/>This reminds me of the problems</text:p>
      <text:p text:style-name="P2">caused by an early OLPC wifi mesh, which caused nearby buggy wifi</text:p>
      <text:p text:style-name="P2">routers to crash. <text:s/>Luckily it was noticed at the Hackers Conference when</text:p>
      <text:p text:style-name="P2">early OLPCs showed up there. <text:s/>The OLPC team rapidly patched the wifi</text:p>
      <text:p text:style-name="P2">firmware to stop sending packet formats over the air that the idiots who</text:p>
      <text:p text:style-name="P2">build wifi routers had failed to fuzz-test.)</text:p>
      <text:p text:style-name="P2"/>
      <text:p text:style-name="P2">The very last /24 is going to be wasted due to the global broadcast</text:p>
      <text:p text:style-name="P2">address and the minimum globally routable netmask. <text:s/>So perhaps</text:p>
      <text:p text:style-name="Standard"><text:a xlink:type="simple" xlink:href="http://255.255.255.0/24" text:style-name="ListLabel_20_11" text:visited-style-name="ListLabel_20_11"><text:span text:style-name="T6">255.255.255.0/24</text:span></text:a><text:span text:style-name="T3"> should be site-local. <text:s/>Note that 255.255.255.255 is</text:span></text:p>
      <text:p text:style-name="P2">also site-local in the sense that it can't appear in packets on the</text:p>
      <text:p text:style-name="P2">global Internet.</text:p>
      <text:p text:style-name="P2"/>
      <text:p text:style-name="P2">That would only provide 255 site-local Class E addresses, but that's</text:p>
      <text:p text:style-name="P2">enough for the clients of a single wifi router :-/. <text:s/>The wifi</text:p>
      <text:p text:style-name="P2">over-the-air protocol falls apart if you have more than about 60 nodes</text:p>
      <text:p text:style-name="P2">connected anyway, last time I noticed.</text:p>
      <text:p text:style-name="P2"/>
      <text:p text:style-name="P2">Heh.</text:p>
      <text:p text:style-name="P2"/>
      <text:p text:style-name="P2">I think I could more easily arrange for freifunct to use up a 240/x</text:p>
      <text:p text:style-name="P2">block on their next rollout,</text:p>
      <text:p text:style-name="P2">which would get a ton of feedback.</text:p>
      <text:p text:style-name="P2"/>
      <text:p text:style-name="P2">As for openwrt, we need that kernel patch (easy), and to convince folk</text:p>
      <text:p text:style-name="P2">to "just use it" in</text:p>
      <text:p text:style-name="P2">a natted scenario could get 20-30 testers pretty quick. but...</text:p>
      <text:p text:style-name="P2"/>
      <text:p text:style-name="P2">as for turning 255.255.255.x into site-local... I'm radical enough</text:p>
      <text:p text:style-name="P2"><text:soft-page-break/>(this morning, at least,</text:p>
      <text:p text:style-name="P2">I reserve the right to change), morally emotiionally and geekily, to</text:p>
      <text:p text:style-name="P2">view that as being</text:p>
      <text:p text:style-name="P2">publicly routable as a short term goal. If it *doesn't work out*, then</text:p>
      <text:p text:style-name="P2">make it site local.</text:p>
      <text:p text:style-name="P6"/>
      <text:p text:style-name="P6">&gt; (Unfortunately those sites would be widely scattered and not likely to</text:p>
      <text:p text:style-name="P6">&gt; be reporting problems back to us.</text:p>
      <text:p text:style-name="P6"/>
      <text:p text:style-name="P2">My attitude towards not being snoopy and not using personally</text:p>
      <text:p text:style-name="P2">identifiable info is well known</text:p>
      <text:p text:style-name="P2"/>
      <text:p text:style-name="P2">germans in particular are *really* resistant to anything snoopy. BUT</text:p>
      <text:p text:style-name="P2">willing to share info</text:p>
      <text:p text:style-name="P2">on forums, and even more, fix problems. I have wonderful friends and</text:p>
      <text:p text:style-name="P2">contacts over there</text:p>
      <text:p text:style-name="P6"/>
      <text:p text:style-name="P6">&gt; This reminds me of the problems</text:p>
      <text:p text:style-name="P6">&gt; caused by an early OLPC wifi mesh, which caused nearby buggy wifi</text:p>
      <text:p text:style-name="P6">&gt; routers to crash. <text:s/>Luckily it was noticed at the Hackers Conference when</text:p>
      <text:p text:style-name="P6"/>
      <text:p text:style-name="P2">I know this story well....</text:p>
      <text:p text:style-name="P6"/>
      <text:p text:style-name="P6">&gt; early OLPCs showed up there. <text:s/>The OLPC team rapidly patched the wifi</text:p>
      <text:p text:style-name="P6">&gt; firmware to stop sending packet formats over the air that the idiots who</text:p>
      <text:p text:style-name="P6">&gt; build wifi routers had failed to fuzz-test.)</text:p>
      <text:p text:style-name="P6"/>
      <text:p text:style-name="P2">fuzz-testing is still rare in this field. Got any good network fuzz</text:p>
      <text:p text:style-name="P2">testing tools?</text:p>
      <text:p text:style-name="P2">We can add those to the matrix.</text:p>
      <text:p text:style-name="P6"/>
      <text:p text:style-name="P6">&gt;</text:p>
      <text:p text:style-name="P6">&gt; The very last /24 is going to be wasted due to the global broadcast</text:p>
      <text:p text:style-name="P6">&gt; address and the minimum globally routable netmask. <text:s/>So perhaps</text:p>
      <text:p text:style-name="Standard"><text:span text:style-name="T8">&gt; </text:span><text:a xlink:type="simple" xlink:href="http://255.255.255.0/24" text:style-name="ListLabel_20_11" text:visited-style-name="ListLabel_20_11"><text:span text:style-name="T6">255.255.255.0/24</text:span></text:a><text:span text:style-name="T8"> should be site-local.</text:span></text:p>
      <text:p text:style-name="P6"/>
      <text:p text:style-name="Standard"><text:span text:style-name="T3">Hmm? It just gets announced as part of the </text:span><text:a xlink:type="simple" xlink:href="http://255.0.0.0/8" text:style-name="ListLabel_20_11" text:visited-style-name="ListLabel_20_11"><text:span text:style-name="T6">255.0.0.0/8</text:span></text:a><text:span text:style-name="T3"> or subset</text:span></text:p>
      <text:p text:style-name="Standard"><text:span text:style-name="T3">thereof like </text:span><text:a xlink:type="simple" xlink:href="http://255.255.252.0/22" text:style-name="ListLabel_20_11" text:visited-style-name="ListLabel_20_11"><text:span text:style-name="T6">255.255.252.0/22</text:span></text:a></text:p>
      <text:p text:style-name="Standard"><text:a xlink:type="simple" xlink:href="http://255.255.252.0/22" text:style-name="ListLabel_20_11" text:visited-style-name="ListLabel_20_11"><text:span text:style-name="T3"/></text:a></text:p>
      <text:p text:style-name="P2">doesn't get wasted that way.</text:p>
      <text:p text:style-name="P6"/>
      <text:p text:style-name="P6">&gt; Note that 255.255.255.255 is</text:p>
      <text:p text:style-name="P6">&gt; also site-local in the sense that it can't appear in packets on the</text:p>
      <text:p text:style-name="P6">&gt; global Internet.</text:p>
      <text:p text:style-name="P6"><text:soft-page-break/></text:p>
      <text:p text:style-name="P2">0 and 0-1 will remain illegal forevermore.</text:p>
      <text:p text:style-name="P6"/>
      <text:p text:style-name="P6">&gt;</text:p>
      <text:p text:style-name="P6">&gt; That would only provide 255 site-local Class E addresses, but that's</text:p>
      <text:p text:style-name="P6">&gt; enough for the clients of a single wifi router :-/. <text:s/>The wifi</text:p>
      <text:p text:style-name="P6">&gt; over-the-air protocol falls apart if you have more than about 60 nodes</text:p>
      <text:p text:style-name="P6">&gt; connected anyway, last time I noticed.</text:p>
      <text:p text:style-name="P6"/>
      <text:p text:style-name="P2">that would be a long mail. Shortly so long as you reduce multicast to</text:p>
      <text:p text:style-name="P2">a bare minimum and use mu-mimo a lot,</text:p>
      <text:p text:style-name="P2">I hope will finally crack 200, this year... with the patches I'm playing with.</text:p>
      <text:p text:style-name="P2"/>
      <text:p text:style-name="P2">that said, fixing mcast is still a huge problem client-side, despite this</text:p>
      <text:p text:style-name="P2"/>
      <text:p text:style-name="Standard"><text:a xlink:type="simple" xlink:href="https://tools.ietf.org/id/draft-ietf-dnssd-hybrid-04.html" text:style-name="ListLabel_20_11" text:visited-style-name="ListLabel_20_11"><text:span text:style-name="T6">https://tools.ietf.org/id/draft-ietf-dnssd-hybrid-04.html</text:span></text:a></text:p>
      <text:p text:style-name="Standard"><text:a xlink:type="simple" xlink:href="https://tools.ietf.org/id/draft-ietf-dnssd-hybrid-04.html" text:style-name="ListLabel_20_11" text:visited-style-name="ListLabel_20_11"><text:span text:style-name="T3"/></text:a></text:p>
      <text:p text:style-name="P2">I long ago ran out of resources to push this codebase further along.</text:p>
      <text:p text:style-name="P2"/>
      <text:p text:style-name="P2">One I figured that out... it too came up and "just worked" on 242. routed.</text:p>
      <text:p text:style-name="P2"/>
      <text:p text:style-name="P2">There is no support on the switch for "bogon filtering".</text:p>
      <text:p text:style-name="P2"/>
      <text:p text:style-name="P2">I did not even know (and it's my lab!) that I had this other switch on</text:p>
      <text:p text:style-name="P2">the network in the first place.</text:p>
      <text:p text:style-name="P2"/>
      <text:p text:style-name="P2">I think I'll take a screen shot of each success or failure.</text:p>
      <text:p text:style-name="P2"/>
      <text:p text:style-name="P2"/>
      <text:p text:style-name="P2"/>
      <text:p text:style-name="P2"/>
      <text:p text:style-name="P2"/>
      <text:p text:style-name="P2"/>
      <text:p text:style-name="P2"/>
      <text:p text:style-name="P2"/>
      <text:p text:style-name="P2"/>
      <text:p text:style-name="P2"/>
      <text:p text:style-name="P2"><text:s/>You are still not deterred? Despite being gung-ho on proving basic</text:p>
      <text:p text:style-name="P2">&gt; technical feasibility I lost a bit of heart last night. I jumped on my</text:p>
      <text:p text:style-name="P2">&gt; boat and sailed to Moss Landing, ranting all the way.</text:p>
      <text:p text:style-name="P2"/>
      <text:p text:style-name="P2">Not deterred. <text:s/>I found that ancient RFC years ago, long before I decided</text:p>
      <text:p text:style-name="P2">to go down this path. <text:s/>RFCs are not set in stone, they are, indeed,</text:p>
      <text:p text:style-name="P2">"requests for comments". <text:s/>We have some comments. <text:s/>The Internet has</text:p>
      <text:p text:style-name="P2"><text:soft-page-break/>evolved since then, and should evolve more.</text:p>
      <text:p text:style-name="P2"/>
      <text:p text:style-name="P2">&gt; we announce a 24x/8 experiment. Arrange for one global provider to</text:p>
      <text:p text:style-name="P2">&gt; route &amp; tunnel 24x. Use same provider to establish forward and reverse</text:p>
      <text:p text:style-name="P2">&gt; dns, announce a modified bogon-filter-list, allow various forms of</text:p>
      <text:p text:style-name="P2">&gt; tunnelling technology into the touchdown points, hand out /32s. Try to</text:p>
      <text:p text:style-name="P2">&gt; build a better net (smtp with certs? dnnssec? ) on this go-round...</text:p>
      <text:p text:style-name="P2"/>
      <text:p text:style-name="P2">I was hoping that we could do an experiment as soon as the end of this</text:p>
      <text:p text:style-name="P2">year -- as soon as we verify that merely advertising a 240/24 route will</text:p>
      <text:p text:style-name="P2">not crash any mainstream routers.</text:p>
      <text:p text:style-name="P2"/>
      <text:p text:style-name="P2">I have an interesting research lab that is already monitoring an entire</text:p>
      <text:p text:style-name="P2">/8 for rogue traffic, and might be interested in monitoring more of the</text:p>
      <text:p text:style-name="P2">experimental /8s to see what's floating around out there on the global</text:p>
      <text:p text:style-name="P2">Internet destined for those address ranges. <text:s/>They haven't committed to</text:p>
      <text:p text:style-name="P2">do it but we are talking.</text:p>
      <text:p text:style-name="P2"/>
      <text:p text:style-name="P2">The first experiment would not need any approval from anybody except</text:p>
      <text:p text:style-name="P2">an upstream provider (not IETF etc). <text:s/>Running code wins. <text:s/>The two goals</text:p>
      <text:p text:style-name="P2">of the experiment would be to see what rogue traffic is already out there</text:p>
      <text:p text:style-name="P2">trying to reach 24x space, and then to put up a stupid little web server on</text:p>
      <text:p text:style-name="P2">one address and use network monitoring testbeds to see if that web server</text:p>
      <text:p text:style-name="P2">is reachable from various parts of the Internet.</text:p>
      <text:p text:style-name="P2"/>
      <text:p text:style-name="P2">We should talk with the bogon list people, once we have initial results</text:p>
      <text:p text:style-name="P2">from the testbed.</text:p>
      <text:p text:style-name="P2"/>
      <text:p text:style-name="P2">I'm thinking that we should definitely ask the IETF to allocate this</text:p>
      <text:p text:style-name="P2">space, one more time, make a serious effort to explain the advantages.</text:p>
      <text:p text:style-name="P2">I expect them to foolishly and definitively reject it, though I would</text:p>
      <text:p text:style-name="P2">actually be happy if they would allocate it instead. <text:s/>ICANN and the RIRs</text:p>
      <text:p text:style-name="P2">already have rejected it. <text:s/>What that would mean is that it's fair game</text:p>
      <text:p text:style-name="P2">for an honest, credible, new RIR -- that does not have any contractual</text:p>
      <text:p text:style-name="P2">relationships with ICANN, nor want any -- to come into existence and</text:p>
      <text:p text:style-name="P2">administer it.</text:p>
      <text:p text:style-name="P2"/>
      <text:p text:style-name="P2">This is long and multitopic. If I had more time, I'd have made it shorter.</text:p>
      <text:p text:style-name="P2"/>
      <text:p text:style-name="P2">I linked to two articles that I'm not sure you are current on.</text:p>
      <text:p text:style-name="P6"/>
      <text:p text:style-name="Standard"><text:span text:style-name="T8">On Mon, Oct 22, 2018 at 4:27 PM John Gilmore &lt;</text:span><text:span text:style-name="T7">gnu@toad.com</text:span><text:span text:style-name="T8">&gt; wrote:</text:span></text:p>
      <text:p text:style-name="P6">&gt;</text:p>
      <text:p text:style-name="P6">&gt; &gt; You are still not deterred? Despite being gung-ho on proving basic</text:p>
      <text:p text:style-name="P6"><text:soft-page-break/>&gt; &gt; technical feasibility I lost a bit of heart last night. I jumped on my</text:p>
      <text:p text:style-name="P6">&gt; &gt; boat and sailed to Moss Landing, ranting all the way.</text:p>
      <text:p text:style-name="P6">&gt;</text:p>
      <text:p text:style-name="P6">&gt; Not deterred. <text:s/>I found that ancient RFC years ago, long before I decided</text:p>
      <text:p text:style-name="P6">&gt; to go down this path. <text:s/>RFCs are not set in stone, they are, indeed,</text:p>
      <text:p text:style-name="P6">&gt; "requests for comments". <text:s/>We have some comments. <text:s/>The Internet has</text:p>
      <text:p text:style-name="P6">&gt; evolved since then, and should evolve more.</text:p>
      <text:p text:style-name="P6"/>
      <text:p text:style-name="P2">pithy ones, like your last two sentences, are good.</text:p>
      <text:p text:style-name="P2"/>
      <text:p text:style-name="P2">Well the ietf has attempted to redefine "RFC" as "a standard", and use</text:p>
      <text:p text:style-name="P2">the original meaning</text:p>
      <text:p text:style-name="P2">of RFC in the "internet draft" phase. It might be good for you to review this:</text:p>
      <text:p text:style-name="P2"/>
      <text:p text:style-name="Standard"><text:a xlink:type="simple" xlink:href="https://en.wikipedia.org/wiki/Internet_Standard" text:style-name="ListLabel_20_11" text:visited-style-name="ListLabel_20_11"><text:span text:style-name="T6">https://en.wikipedia.org/wiki/Internet_Standard</text:span></text:a></text:p>
      <text:p text:style-name="Standard"><text:a xlink:type="simple" xlink:href="https://en.wikipedia.org/wiki/Internet_Standard" text:style-name="ListLabel_20_11" text:visited-style-name="ListLabel_20_11"><text:span text:style-name="T3"/></text:a></text:p>
      <text:p text:style-name="P2">Elsewhere the original meaning of RFC has stuck in the public consciousness.</text:p>
      <text:p text:style-name="P2"/>
      <text:p text:style-name="P2">** I did a bit of fooling with dns.</text:p>
      <text:p text:style-name="P2"/>
      <text:p text:style-name="P2">It turns out that local reverse dns for either 24x or 224 is not banned here.</text:p>
      <text:p text:style-name="P2"/>
      <text:p text:style-name="Standard"><text:a xlink:type="simple" xlink:href="https://tools.ietf.org/html/rfc6303#section-4.1" text:style-name="ListLabel_20_11" text:visited-style-name="ListLabel_20_11"><text:span text:style-name="T6">https://tools.ietf.org/html/rfc6303#section-4.1</text:span></text:a></text:p>
      <text:p text:style-name="Standard"><text:a xlink:type="simple" xlink:href="https://tools.ietf.org/html/rfc6303#section-4.1" text:style-name="ListLabel_20_11" text:visited-style-name="ListLabel_20_11"><text:span text:style-name="T3"/></text:a></text:p>
      <text:p text:style-name="P2"># Reverse synthetic DNS setup for dnsmasq</text:p>
      <text:p text:style-name="P2"/>
      <text:p text:style-name="Standard"><text:span text:style-name="T3">synth-domain=</text:span><text:a xlink:type="simple" xlink:href="http://more4.taht.net/" text:style-name="ListLabel_20_11" text:visited-style-name="ListLabel_20_11"><text:span text:style-name="T6">more4.taht.net</text:span></text:a><text:span text:style-name="T3">,255.255.255.0,255.255.255.254,more4-*</text:span></text:p>
      <text:p text:style-name="P2"/>
      <text:p text:style-name="P2">root@gw1:/etc# nslookup 255.255.255.210</text:p>
      <text:p text:style-name="P2">Server: 127.0.0.1</text:p>
      <text:p text:style-name="P2">Address: 127.0.0.1#53</text:p>
      <text:p text:style-name="P2"/>
      <text:p text:style-name="Standard"><text:span text:style-name="T3">210.255.255.255.in-addr.arpa name = </text:span><text:a xlink:type="simple" xlink:href="http://more4-210.more4.taht.net/" text:style-name="ListLabel_20_11" text:visited-style-name="ListLabel_20_11"><text:span text:style-name="T6">more4-210.more4.taht.net</text:span></text:a></text:p>
      <text:p text:style-name="Standard"><text:a xlink:type="simple" xlink:href="http://more4-210.more4.taht.net/" text:style-name="ListLabel_20_11" text:visited-style-name="ListLabel_20_11"><text:span text:style-name="T3"/></text:a></text:p>
      <text:p text:style-name="P2"/>
      <text:p text:style-name="P2">** And it appears likely that with a real in-addr.arpa delegation...</text:p>
      <text:p text:style-name="P2"/>
      <text:p text:style-name="P2">nslookup 255.255.255.224</text:p>
      <text:p text:style-name="P2">Server: 8.8.8.8</text:p>
      <text:p text:style-name="P2">Address: 8.8.8.8#53</text:p>
      <text:p text:style-name="P2"/>
      <text:p text:style-name="P2">** server can't find 224.255.255.255.in-addr.arpa: NXDOMAIN</text:p>
      <text:p text:style-name="P2"/>
      <text:p text:style-name="P2">...</text:p>
      <text:p text:style-name="P2"><text:soft-page-break/></text:p>
      <text:p text:style-name="P2">I am not sure if it is banned elsewhere in some other rfc. Doubt it.</text:p>
      <text:p text:style-name="P6"/>
      <text:p text:style-name="P6">.</text:p>
      <text:p text:style-name="P6"/>
      <text:p text:style-name="P6">&gt;</text:p>
      <text:p text:style-name="P6">&gt; &gt; we announce a 24x/8 experiment. Arrange for one global provider to</text:p>
      <text:p text:style-name="P6">&gt; &gt; route &amp; tunnel 24x. Use same provider to establish forward and reverse</text:p>
      <text:p text:style-name="P6">&gt; &gt; dns, announce a modified bogon-filter-list, allow various forms of</text:p>
      <text:p text:style-name="P6">&gt; &gt; tunnelling technology into the touchdown points, hand out /32s. Try to</text:p>
      <text:p text:style-name="P6">&gt; &gt; build a better net (smtp with certs? dnnssec? ) on this go-round...</text:p>
      <text:p text:style-name="P6">&gt;</text:p>
      <text:p text:style-name="P6">&gt; I was hoping that we could do an experiment as soon as the end of this</text:p>
      <text:p text:style-name="P6">&gt; year -- as soon as we verify that merely advertising a 240/24 route will</text:p>
      <text:p text:style-name="P6">&gt; not crash any mainstream routers.</text:p>
      <text:p text:style-name="P6"/>
      <text:p text:style-name="P2">Need someone(s) with hardware. Weird stuff's basement.</text:p>
      <text:p text:style-name="P6"/>
      <text:p text:style-name="P6">&gt;</text:p>
      <text:p text:style-name="P6">&gt; I have an interesting research lab that is already monitoring an entire</text:p>
      <text:p text:style-name="P6">&gt; /8 for rogue traffic, and might be interested in monitoring more of the</text:p>
      <text:p text:style-name="P6">&gt; experimental /8s to see what's floating around out there on the global</text:p>
      <text:p text:style-name="P6">&gt; Internet destined for those address ranges. <text:s/>They haven't committed to</text:p>
      <text:p text:style-name="P6">&gt; do it but we are talking.</text:p>
      <text:p text:style-name="P6"/>
      <text:p text:style-name="P2">Yes, that would be a good start.</text:p>
      <text:p text:style-name="P6"/>
      <text:p text:style-name="P6">&gt;</text:p>
      <text:p text:style-name="P6">&gt; The first experiment would not need any approval from anybody except</text:p>
      <text:p text:style-name="P6">&gt; an upstream provider (not IETF etc). <text:s/>Running code wins.</text:p>
      <text:p text:style-name="P6"/>
      <text:p text:style-name="P2">k.</text:p>
      <text:p text:style-name="P6"/>
      <text:p text:style-name="P6">&gt; The two goals</text:p>
      <text:p text:style-name="P6">&gt; of the experiment would be to see what rogue traffic is already out there</text:p>
      <text:p text:style-name="P6">&gt; trying to reach 24x space, and then to put up a stupid little web server on</text:p>
      <text:p text:style-name="P6">&gt; one address and use network monitoring testbeds to see if that web server</text:p>
      <text:p text:style-name="P6">&gt; is reachable from various parts of the Internet.</text:p>
      <text:p text:style-name="P6"/>
      <text:p text:style-name="P2">So far that seems unlikely unless that web host could be in the</text:p>
      <text:p text:style-name="P2">default free zone,</text:p>
      <text:p text:style-name="P2">or we could convince a cloudy provider to unblock that part of the</text:p>
      <text:p text:style-name="P2">bogon list for that host, or your research lab.</text:p>
      <text:p text:style-name="P2"/>
      <text:p text:style-name="P2"><text:soft-page-break/>isc, linode, rackspace is the sum of my "easy" contact list. A couple</text:p>
      <text:p text:style-name="P2">phone calls to get more contacts...</text:p>
      <text:p text:style-name="P2">... but at the moment the people part of the exploration is your gig, not mine.</text:p>
      <text:p text:style-name="P2"/>
      <text:p text:style-name="P2">** <text:s/>some hostnames - we needn't keep these, but they amused me.</text:p>
      <text:p text:style-name="P2"/>
      <text:p text:style-name="Standard"><text:span text:style-name="T3">host </text:span><text:a xlink:type="simple" xlink:href="http://bigbangburgerbar.taht.net/" text:style-name="ListLabel_20_11" text:visited-style-name="ListLabel_20_11"><text:span text:style-name="T6">bigbangburgerbar.taht.net</text:span></text:a><text:span text:style-name="T3"> # 0.0.0.1</text:span></text:p>
      <text:p text:style-name="Standard"><text:span text:style-name="T3">host </text:span><text:a xlink:type="simple" xlink:href="http://bigbangburgerchef.taht.net/" text:style-name="ListLabel_20_11" text:visited-style-name="ListLabel_20_11"><text:span text:style-name="T6">bigbangburgerchef.taht.net</text:span></text:a><text:span text:style-name="T3"> # CNAME for above</text:span></text:p>
      <text:p text:style-name="Standard"><text:span text:style-name="T3">host </text:span><text:a xlink:type="simple" xlink:href="http://blacksun.taht.net/" text:style-name="ListLabel_20_11" text:visited-style-name="ListLabel_20_11"><text:span text:style-name="T6">blacksun.taht.net</text:span></text:a><text:span text:style-name="T3"> # 255.255.255.0</text:span></text:p>
      <text:p text:style-name="Standard"><text:span text:style-name="T3">host </text:span><text:a xlink:type="simple" xlink:href="http://milliways.taht.net/" text:style-name="ListLabel_20_11" text:visited-style-name="ListLabel_20_11"><text:span text:style-name="T6">milliways.taht.net</text:span></text:a><text:span text:style-name="T3"> # 255.255.255.254</text:span></text:p>
      <text:p text:style-name="P2"/>
      <text:p text:style-name="P2">DNS seems to work from most of my vantage points. I think we should</text:p>
      <text:p text:style-name="P2">"expect script" a few tests like these as we go along instead of</text:p>
      <text:p text:style-name="P2">relying on mark 1 eyeball.</text:p>
      <text:p text:style-name="P2"/>
      <text:p text:style-name="P2">I am currently getting some odd behavior from the lab's dnsmasq</text:p>
      <text:p text:style-name="P2">(comcast upstream) on these queries. 8.8.8.8 is fine. I will wait</text:p>
      <text:p text:style-name="P2">overnight to see if I merely messed up a cache then I'll ping simon</text:p>
      <text:p text:style-name="P2">kelly (the author)</text:p>
      <text:p text:style-name="P2"/>
      <text:p text:style-name="Standard"><text:span text:style-name="T3">root@gw1:/etc# nslookup </text:span><text:a xlink:type="simple" xlink:href="http://bigbangburgerchef.taht.net/" text:style-name="ListLabel_20_11" text:visited-style-name="ListLabel_20_11"><text:span text:style-name="T6">bigbangburgerchef.taht.net</text:span></text:a><text:span text:style-name="T3"> # busybox nslookup</text:span></text:p>
      <text:p text:style-name="P2">Server: 127.0.0.1</text:p>
      <text:p text:style-name="P2">Address: 127.0.0.1#53</text:p>
      <text:p text:style-name="P2"/>
      <text:p text:style-name="Standard"><text:span text:style-name="T3">*** Can't find </text:span><text:a xlink:type="simple" xlink:href="http://bigbangburgerchef.taht.net/" text:style-name="ListLabel_20_11" text:visited-style-name="ListLabel_20_11"><text:span text:style-name="T6">bigbangburgerchef.taht.net</text:span></text:a><text:span text:style-name="T3">: No answer</text:span></text:p>
      <text:p text:style-name="Standard"><text:span text:style-name="T3">Name: <text:s text:c="5"/></text:span><text:a xlink:type="simple" xlink:href="http://bigbangburgerchef.taht.net/" text:style-name="ListLabel_20_11" text:visited-style-name="ListLabel_20_11"><text:span text:style-name="T6">bigbangburgerchef.taht.net</text:span></text:a></text:p>
      <text:p text:style-name="Standard"><text:a xlink:type="simple" xlink:href="http://bigbangburgerchef.taht.net/" text:style-name="ListLabel_20_11" text:visited-style-name="ListLabel_20_11"><text:span text:style-name="T6">bigbangburgerchef.taht.net</text:span></text:a><text:span text:style-name="T3"> canonical name = </text:span><text:a xlink:type="simple" xlink:href="http://bigbangburgerbar.taht.net/" text:style-name="ListLabel_20_11" text:visited-style-name="ListLabel_20_11"><text:span text:style-name="T6">bigbangburgerbar.taht.net</text:span></text:a></text:p>
      <text:p text:style-name="Standard"><text:span text:style-name="T3">root@gw1:/etc# nslookup </text:span><text:a xlink:type="simple" xlink:href="http://bigbangburgerbar.taht.net/" text:style-name="ListLabel_20_11" text:visited-style-name="ListLabel_20_11"><text:span text:style-name="T6">bigbangburgerbar.taht.net</text:span></text:a></text:p>
      <text:p text:style-name="P2">Server: 127.0.0.1</text:p>
      <text:p text:style-name="P2">Address: 127.0.0.1#53</text:p>
      <text:p text:style-name="P2"/>
      <text:p text:style-name="Standard"><text:span text:style-name="T3">*** Can't find </text:span><text:a xlink:type="simple" xlink:href="http://bigbangburgerbar.taht.net/" text:style-name="ListLabel_20_11" text:visited-style-name="ListLabel_20_11"><text:span text:style-name="T6">bigbangburgerbar.taht.net</text:span></text:a><text:span text:style-name="T3">: No answer</text:span></text:p>
      <text:p text:style-name="Standard"><text:span text:style-name="T3">*** Can't find </text:span><text:a xlink:type="simple" xlink:href="http://bigbangburgerbar.taht.net/" text:style-name="ListLabel_20_11" text:visited-style-name="ListLabel_20_11"><text:span text:style-name="T6">bigbangburgerbar.taht.net</text:span></text:a><text:span text:style-name="T3">: No answer # twice??</text:span></text:p>
      <text:p text:style-name="P6"/>
      <text:p text:style-name="P6">&gt;</text:p>
      <text:p text:style-name="P6">&gt; We should talk with the bogon list people, once we have initial results</text:p>
      <text:p text:style-name="P6">&gt; from the testbed.</text:p>
      <text:p text:style-name="P6"/>
      <text:p text:style-name="P2">I see this becoming a priority. :) OK, OK, I'm off the boat for the</text:p>
      <text:p text:style-name="P2">week, and at least mildly re-inspired.</text:p>
      <text:p text:style-name="P6"/>
      <text:p text:style-name="P6">&gt;</text:p>
      <text:p text:style-name="P6">&gt; I'm thinking that we should definitely ask the IETF to allocate this</text:p>
      <text:p text:style-name="P6">&gt; space, one more time, make a serious effort to explain the advantages.</text:p>
      <text:p text:style-name="P6"><text:soft-page-break/>&gt; I expect them to foolishly and definitively reject it, though I would</text:p>
      <text:p text:style-name="P6">&gt; actually be happy if they would allocate it instead. <text:s/>ICANN and the RIRs</text:p>
      <text:p text:style-name="P6">&gt; already have rejected it.</text:p>
      <text:p text:style-name="P6"/>
      <text:p text:style-name="P2">Arguably that could not take place much before the next meeting in</text:p>
      <text:p text:style-name="P2">March, in prague,</text:p>
      <text:p text:style-name="P2">after this one (in hong kong).</text:p>
      <text:p text:style-name="P2"/>
      <text:p text:style-name="P2">I'm not of the right heft to present this at the right levels, I</text:p>
      <text:p text:style-name="P2">think. <text:s/>I was sort of thinking about going (cake and the wifi work).</text:p>
      <text:p text:style-name="P2"/>
      <text:p text:style-name="P2">Also, until this moment, I had never heard of the NRO in this context.</text:p>
      <text:p text:style-name="P2"/>
      <text:p text:style-name="Standard"><text:a xlink:type="simple" xlink:href="https://en.wikipedia.org/wiki/Regional_Internet_registry" text:style-name="ListLabel_20_11" text:visited-style-name="ListLabel_20_11"><text:span text:style-name="T6">https://en.wikipedia.org/wiki/Regional_Internet_registry</text:span></text:a></text:p>
      <text:p text:style-name="Standard"><text:a xlink:type="simple" xlink:href="https://en.wikipedia.org/wiki/Regional_Internet_registry" text:style-name="ListLabel_20_11" text:visited-style-name="ListLabel_20_11"><text:span text:style-name="T8"/></text:a></text:p>
      <text:p text:style-name="P6">&gt; What that would mean is that it's fair game</text:p>
      <text:p text:style-name="P6">&gt; for an honest, credible, new RIR -- that does not have any contractual</text:p>
      <text:p text:style-name="P6">&gt; relationships with ICANN, nor want any -- to come into existence and</text:p>
      <text:p text:style-name="P6">&gt; administer it.</text:p>
      <text:p text:style-name="P6"/>
      <text:p text:style-name="P2">I would like that, very much. What region? cyberspace? republic of gondor?</text:p>
      <text:p text:style-name="P2"/>
      <text:p text:style-name="P2">"Music is the space between the notes" - Debussy</text:p>
      <text:p text:style-name="P2"/>
      <text:p text:style-name="P2">SEARCH METHODS</text:p>
      <text:p text:style-name="P2"/>
      <text:p text:style-name="P2">Try:</text:p>
      <text:p text:style-name="P2"/>
      <text:p text:style-name="Standard"><text:span text:style-name="T3"><text:s text:c="2"/></text:span><text:a xlink:type="simple" xlink:href="https://searchcode.com/?q=IN_EXPERIMENTAL" text:style-name="ListLabel_20_11" text:visited-style-name="ListLabel_20_11"><text:span text:style-name="T6">https://searchcode.com/?q=IN_EXPERIMENTAL</text:span></text:a></text:p>
      <text:p text:style-name="Standard"><text:a xlink:type="simple" xlink:href="https://searchcode.com/?q=IN_EXPERIMENTAL" text:style-name="ListLabel_20_11" text:visited-style-name="ListLabel_20_11"><text:span text:style-name="T3"/></text:a></text:p>
      <text:p text:style-name="P2">It finds 255 in Github, but 3177 uses in Bitbucket, whatever that is.</text:p>
      <text:p text:style-name="P2"/>
      <text:p text:style-name="P2">Looks like a ton of copies of getaddrinfo() implementations, which</text:p>
      <text:p text:style-name="P2">include this:</text:p>
      <text:p text:style-name="P2"/>
      <text:p text:style-name="P2"><text:s text:c="4"/>#ifndef IN_EXPERIMENTAL</text:p>
      <text:p text:style-name="P2"><text:s text:c="4"/>#define IN_EXPERIMENTAL(i) <text:s/>(((i) &amp; 0xe0000000U) == 0xe0000000U)</text:p>
      <text:p text:style-name="P2"><text:s text:c="4"/>#endif</text:p>
      <text:p text:style-name="P2"><text:s text:c="32"/>v4a = ntohl(v4a);</text:p>
      <text:p text:style-name="P2"><text:s text:c="32"/>if (IN_MULTICAST(v4a) || IN_EXPERIMENTAL(v4a))</text:p>
      <text:p text:style-name="P2"/>
      <text:p text:style-name="P2">so the win looks like keeping IN_EXPERIMENTAL as a macro, so the</text:p>
      <text:p text:style-name="P2">bustards won't redefine it, AND deprecating it in the header file AND</text:p>
      <text:p text:style-name="P2">having it always return 0.</text:p>
      <text:p text:style-name="P2"><text:soft-page-break/></text:p>
      <text:p text:style-name="P2">And patching at least the main few copies of getaddrinfo so they don't</text:p>
      <text:p text:style-name="P2">reference it at all, nor redefine it…</text:p>
      <text:p text:style-name="P2"/>
      <text:p text:style-name="P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
            <table:table table:name="Table3" table:style-name="Table3">
              <table:table-column table:style-name="Table3.A"/>
              <table:table-row table:style-name="Table3.1">
                <table:table-cell table:style-name="Table3.A1" office:value-type="string">
                  <text:p text:style-name="P17"><text:bookmark text:name="_tkbo8aizchx7"/><text:span text:style-name="T9">Dave Taht</text:span><text:span text:style-name="T10"> </text:span><text:span text:style-name="T11">&lt;dave.taht@gmail.com&gt;</text:span></text:p>
                </table:table-cell>
              </table:table-row>
            </table:table>
            <text:p text:style-name="P4"/>
          </table:table-cell>
          <table:table-cell table:style-name="Table5.B1" office:value-type="string">
            <text:p text:style-name="P22">Sat, Oct 20, 8:47 AM</text:p>
          </table:table-cell>
          <table:table-cell table:style-name="Table5.B1" office:value-type="string">
            <text:p text:style-name="P5"/>
          </table:table-cell>
          <table:table-cell table:style-name="Table5.B1" table:number-rows-spanned="2" office:value-type="string">
            <text:p text:style-name="P15"><draw:frame draw:style-name="fr1" draw:name="image1.gif" text:anchor-type="as-char" svg:width="0.2083in" svg:height="0.2083in" draw:z-index="1"><draw:image xlink:href="Pictures/10000200000000010000000186681C8FFBD73584.gif" xlink:type="simple" xlink:show="embed" xlink:actuate="onLoad"/></draw:frame></text:p>
            <text:p text:style-name="P15"><draw:frame draw:style-name="fr1" draw:name="image3.gif" text:anchor-type="as-char" svg:width="0.2083in" svg:height="0.2083in" draw:z-index="2"><draw:image xlink:href="Pictures/10000200000000010000000186681C8FFBD73584.gif" xlink:type="simple" xlink:show="embed" xlink:actuate="onLoad"/></draw:frame></text:p>
          </table:table-cell>
        </table:table-row>
        <table:table-row table:style-name="Table5.1">
          <table:table-cell table:style-name="Table5.B1" table:number-columns-spanned="3" office:value-type="string">
            <text:p text:style-name="P3"/>
            <table:table table:name="Table4" table:style-name="Table4">
              <table:table-column table:style-name="Table4.A"/>
              <table:table-row table:style-name="Table4.1">
                <table:table-cell table:style-name="Table4.A1" office:value-type="string">
                  <text:p text:style-name="P23">to John</text:p>
                  <text:p text:style-name="P16"><draw:frame draw:style-name="fr1" draw:name="image2.gif" text:anchor-type="as-char" svg:width="0.2083in" svg:height="0.2083in" draw:z-index="3"><draw:image xlink:href="Pictures/10000200000000010000000186681C8FFBD73584.gif" xlink:type="simple" xlink:show="embed" xlink:actuate="onLoad"/></draw:frame></text:p>
                </table:table-cell>
              </table:table-row>
            </table:table>
            <text:p text:style-name="P3"/>
          </table:table-cell>
          <table:covered-table-cell/>
          <table:covered-table-cell/>
          <table:covered-table-cell/>
        </table:table-row>
      </table:table>
      <text:p text:style-name="P11">great engine!</text:p>
      <text:p text:style-name="P11"/>
      <text:p text:style-name="P11">In terms of existing usage and intent I'd redefine IN_EXPERIMENTAL to</text:p>
      <text:p text:style-name="P11">be ((a == 0xFFFFFFFF)) and check to see what compilers can take the</text:p>
      <text:p text:style-name="P11">deprecated attribute. (llvm does, I think)</text:p>
      <text:p text:style-name="P11"/>
      <text:p text:style-name="P11">It looks like there's essentially a copy/paste error in all the python</text:p>
      <text:p text:style-name="P11">derived implementations they are</text:p>
      <text:p text:style-name="P11">actually &amp;-ing against 0xe, not 0xf. <text:s/>This implies that at least some</text:p>
      <text:p text:style-name="P11">of this code is either redundantly checking for mcast, or wrongly</text:p>
      <text:p text:style-name="P11">assuming IN_EXPERIMENTAL covers both.</text:p>
      <text:p text:style-name="P11"/>
      <text:p text:style-name="P11">to look harder for contextual bugs:</text:p>
      <text:p text:style-name="P11"/>
      <text:p text:style-name="P11">searchcode comes with an api and can index locally... and is free for</text:p>
      <text:p text:style-name="P10"><text:span text:style-name="T3">our purposes. </text:span><text:a xlink:type="simple" xlink:href="https://searchcodeserver.com/pricing.html" text:style-name="ListLabel_20_11" text:visited-style-name="ListLabel_20_11"><text:span text:style-name="T6">https://searchcodeserver.com/pricing.html</text:span></text:a></text:p>
      <text:p text:style-name="P10"><text:a xlink:type="simple" xlink:href="https://searchcodeserver.com/pricing.html" text:style-name="ListLabel_20_11" text:visited-style-name="ListLabel_20_11"><text:span text:style-name="T3"/></text:a></text:p>
      <text:p text:style-name="P11">I pretty regularly build openwrt, can add gentoo.</text:p>
      <text:p text:style-name="P11"><text:soft-page-break/></text:p>
      <text:p text:style-name="P11">--</text:p>
      <text:p text:style-name="P11"/>
      <text:p text:style-name="P11">I just want to keep you aware that I'm still on 3 projects, and trying</text:p>
      <text:p text:style-name="P11">desperately to bring the below one in before the end of the month, or</text:p>
      <text:p text:style-name="P11">year, worst case. you got ~12 hours out of me this week, + whatever I</text:p>
      <text:p text:style-name="P11">manage to put in this weekend.</text:p>
      <text:p text:style-name="P11"/>
      <text:p text:style-name="P11">want to have a viable doc on something with you before thanksgiving.</text:p>
      <text:p text:style-name="P11"/>
      <text:p text:style-name="P11">I think the requirements for the lab are setting down, I have one 12</text:p>
      <text:p text:style-name="P11">core box I can use for vms and dogfooding (would probably bridge all</text:p>
      <text:p text:style-name="P11">the vms to the test network), the other I'll keep using for builds and</text:p>
      <text:p text:style-name="P11">storage. Both have multiple ethernet interfaces, incl 10gigE. Don't</text:p>
      <text:p text:style-name="P11">have a 10gigE switch, don't want to try that yet anyway.</text:p>
      <text:p text:style-name="P11"/>
      <text:p text:style-name="P11">I'm still *really chicken* about futzing with mcast, so I'll end up</text:p>
      <text:p text:style-name="P11">with two dedicated cheap boxes for that initially. Typically I'd</text:p>
      <text:p text:style-name="P11">leverage armbian (I have a ton of hackerboards). Gonna need another</text:p>
      <text:p text:style-name="P11">switch and picking up a random old one <text:s/>seems apropo. msata card.</text:p>
      <text:p text:style-name="P11">cabling.</text:p>
      <text:p text:style-name="P11"/>
      <text:p text:style-name="P11">My inclination remains doing a deep dive into 24x, and writing that</text:p>
      <text:p text:style-name="P11">up, while making notes and prototype patches on "the right thing" for</text:p>
      <text:p text:style-name="P11">the other address spaces, and not creating dedicated lab space for</text:p>
      <text:p text:style-name="P11">anything else initially. <text:s/>I have more hope for 127 than mcast.</text:p>
      <text:p text:style-name="P11"><text:soft-page-break/></text:p>
      <text:p text:style-name="P11">Do you know Karl Aurbach? He makes some good test gear. Don't know</text:p>
      <text:p text:style-name="P11">where he stands politically, post icann, I know he was in the dns/cert</text:p>
      <text:p text:style-name="P11">numbering space.</text:p>
      <text:p text:style-name="P11"/>
      <text:p text:style-name="P11">Founding doc:</text:p>
      <text:p text:style-name="P11"/>
      <text:p text:style-name="P11">As late as 2011 we have Informational RFC 6274 recommending that the</text:p>
      <text:p text:style-name="P11">use of any of the addresses below cause a received packet to be</text:p>
      <text:p text:style-name="P11">dropped. <text:s/>January 2010's BCP 153, RFC 5735 says almost the same thing</text:p>
      <text:p text:style-name="P11">about some addresses (like 127/8). <text:s/>This is truly shortsighted, since</text:p>
      <text:p text:style-name="P11">it prevents future allocation without great pain. <text:s/>We should start</text:p>
      <text:p text:style-name="P11">transitioning hosts and routers to allow these to be processed as</text:p>
      <text:p text:style-name="P11">ordinary addresses, which will have to happen long before they can</text:p>
      <text:p text:style-name="P11">be allocated for global Internet use.</text:p>
      <text:p text:style-name="P11"/>
      <text:p text:style-name="P11">We have reserved 240/4, or 16 /8 networks, as "Class E IP addresses"</text:p>
      <text:p text:style-name="P11">for "future addressing modes" (RFC 1112, August 1989). <text:s/>Surely now is</text:p>
      <text:p text:style-name="P11">the time to allocate most of these. <text:s/>We aren't going to suddenly</text:p>
      <text:p text:style-name="P11">invent an amazing new must-have addressing mode in the IPv4 world.</text:p>
      <text:p text:style-name="P11">The only likely candidate is NATting of IPv6 addresses.</text:p>
      <text:p text:style-name="P11">But any piece of IPv4 space would do if, for example, someone wanted</text:p>
      <text:p text:style-name="P11">to NAT datagrams coming in from IPv6 hosts into the IPv4 Internet. <text:s/>It</text:p>
      <text:p text:style-name="P11">wouldn't need to be this particular space, and could and will indeed</text:p>
      <text:p text:style-name="P11">be done in many disjoint IPv4 spaces by many various networks. <text:s/>See</text:p>
      <text:p text:style-name="P11">RFC 6052 and its internet-draft sidekick that gives it context.</text:p>
      <text:p text:style-name="P11"><text:soft-page-break/></text:p>
      <text:p text:style-name="P11">The IP Multicast space is vastly underused, and 95% of it could be</text:p>
      <text:p text:style-name="P11">reallocated. <text:s/>What kind of transition would be required remains to be</text:p>
      <text:p text:style-name="P11">seen. <text:s/>A brief look suggests that old hosts would multicast to any</text:p>
      <text:p text:style-name="P11">such address, so new gateways could be listening for such ethernet</text:p>
      <text:p text:style-name="P11">multicasts, and convert them to unicast packets for forwarding onward.</text:p>
      <text:p text:style-name="P11">But hosts may need to be reprogrammed to stop rejecting incoming</text:p>
      <text:p text:style-name="P11">datagrams whose source IP address is a former multicast address.</text:p>
      <text:p text:style-name="P11">Doing this transition well would free up 15 /8 networks, perhaps up</text:p>
      <text:p text:style-name="P11">to almost 16 /8's.</text:p>
      <text:p text:style-name="P11"/>
      <text:p text:style-name="P11">We have also reserved 0/8, 127/8, and 255/8, without particularly good</text:p>
      <text:p text:style-name="P11">reasons (see RFC 1122, page 31). <text:s/>If IETF came up with an overall plan</text:p>
      <text:p text:style-name="P11">to create more IP space (requiring hosts and gateways to be</text:p>
      <text:p text:style-name="P11">reprogrammed to avoid making these and the multicast assumptions), we</text:p>
      <text:p text:style-name="P11">could convert these to 0.0.0/24, 127.0.0/24, and 255.255.255/24 and</text:p>
      <text:p text:style-name="P11">free up almost three entire /8's.</text:p>
      <text:p text:style-name="P11"/>
      <text:p text:style-name="P11">In the transition, some of these addresses would be more usable than</text:p>
      <text:p text:style-name="P11">others, but all would have some value. <text:s/>We should at least get all the</text:p>
      <text:p text:style-name="P11">major implementations to stop discarding incoming packets that have</text:p>
      <text:p text:style-name="P11">class D and E source addresses, or 0/8, 127/8, and 255/8.</text:p>
      <text:p text:style-name="P11"/>
      <text:p text:style-name="P11">Also, each and every subnet has two reserved addresses -- 0 and all</text:p>
      <text:p text:style-name="P11">ones. <text:s/>The zero address in each network is a complete waste, and</text:p>
      <text:p text:style-name="P11">should become usable. <text:s/>(RFC 1122 page 66.) <text:s/>The all ones address is</text:p>
      <text:p text:style-name="P11"><text:soft-page-break/>the subnet broadcast address, which is useful and should be retained.</text:p>
      <text:p text:style-name="P11">Yet we should also specify that it can be used as an ordinary address</text:p>
      <text:p text:style-name="P11">on point-to-point links without trouble. <text:s/>Thus, point to point links</text:p>
      <text:p text:style-name="P11">should be able to use a /31 rather than a /30, yet still have an</text:p>
      <text:p text:style-name="P11">address assigned to each end of the link.</text:p>
      <text:p text:style-name="P11"/>
      <text:p text:style-name="P11">I am shocked that nobody else seems to have proposed measures like</text:p>
      <text:p text:style-name="P11">this. <text:s/>The last time the IP space was re-allocated seems to have been</text:p>
      <text:p text:style-name="P11">back in 1989 or so.</text:p>
      <text:p text:style-name="P11"/>
      <text:p text:style-name="P11"><text:s text:c="8"/>John</text:p>
      <text:p text:style-name="P11"/>
      <text:p text:style-name="P11">PS: While we're at it, there is a serious address space exhaustion</text:p>
      <text:p text:style-name="P11">issue in the Protocol field (1 byte in both IPv4 and IPv6 -- and each</text:p>
      <text:p text:style-name="P11">allocation occupies space in both!). <text:s/>There are many allocated</text:p>
      <text:p text:style-name="P11">Protocol value that should be released for re-allocation because</text:p>
      <text:p text:style-name="P11">nobody uses them any more -- like Chaosnet. <text:s/>I have tried to get a few</text:p>
      <text:p text:style-name="P11">of the companies holding these allocations to release them, but never</text:p>
      <text:p text:style-name="P11">found the right guy who both understood what the hell I was talking</text:p>
      <text:p text:style-name="P11">about.</text:p>
      <text:p text:style-name="P11"/>
      <text:p text:style-name="P11">The IP version number field also has a value (5) that should be</text:p>
      <text:p text:style-name="P11">reclaimed from IEN 119 of 1979. <text:s/>We are currently using two values (4</text:p>
      <text:p text:style-name="P11">and 6) out of the possible 16.</text:p>
      <text:p text:style-name="P11"/>
      <text:p text:style-name="P11">SCOPE</text:p>
      <text:p text:style-name="P11"><text:soft-page-break/></text:p>
      <text:p text:style-name="P11">One thing I'm hoping we're in agreement on is "long term" vis "initial scope"</text:p>
      <text:p text:style-name="P11"/>
      <text:p text:style-name="P11">Initial scope (100 hrs)</text:p>
      <text:p text:style-name="P11"/>
      <text:p text:style-name="P11">1) decide how crazy 24x, 127.x,225.x ideas are</text:p>
      <text:p text:style-name="P11">2) find limitations/bugs in various utilities and kernels and patch</text:p>
      <text:p text:style-name="P11">them so they work</text:p>
      <text:p text:style-name="P11">3) setup a small initial testbed to see what else might break</text:p>
      <text:p text:style-name="P11">4) write a document describing what worked, what didn't, what needs to change</text:p>
      <text:p text:style-name="P11"/>
      <text:p text:style-name="P11">long term</text:p>
      <text:p text:style-name="P11"/>
      <text:p text:style-name="P11">0) raise enthusiasm</text:p>
      <text:p text:style-name="P11">1) push these patches out onto people</text:p>
      <text:p text:style-name="P11">2) build a way bigger set of testbeds</text:p>
      <text:p text:style-name="P11">3) find other bugs</text:p>
      <text:p text:style-name="P11">4) write more documents</text:p>
      <text:p text:style-name="P11">5) convince the universe to agree</text:p>
      <text:p text:style-name="P11"/>
      <text:p text:style-name="P11">We good here? Not gonna fix the universe in 100 hours... or days....</text:p>
      <text:p text:style-name="P11"/>
      <text:p text:style-name="P11">I see you are (and by all means continue) "on" what I would consider long term,</text:p>
      <text:p text:style-name="P11">and I do need the injection of "vision" to have a clearer end goal.</text:p>
      <text:p text:style-name="P11"/>
      <text:p text:style-name="P10"><text:span text:style-name="T3">On Sat, Oct 6, 2018 at 12:04 AM John Gilmore &lt;</text:span><text:span text:style-name="T7">gnu@toad.com</text:span><text:span text:style-name="T3">&gt; wrote:</text:span></text:p>
      <text:p text:style-name="P11"><text:soft-page-break/></text:p>
      <text:p text:style-name="P11">&gt; I want you to shepherd all the required changes into the production</text:p>
      <text:p text:style-name="P11">&gt; kernels and utilities. <text:s/>Interacting with the maintainers of each piece</text:p>
      <text:p text:style-name="P11">&gt; of code, addressing their concerns, resolving their issues, improving</text:p>
      <text:p text:style-name="P11">&gt; their documentation, getting the changes integrated. <text:s/>I want upcoming</text:p>
      <text:p text:style-name="P11">&gt; Linux kernel, Debian, Ubuntu, Red Hat, and Fedora releases to have</text:p>
      <text:p text:style-name="P11">&gt; working code and scripts that allow the currently-reserved /8s to be</text:p>
      <text:p text:style-name="P11">&gt; used in production. <text:s/>If you want to add OpenWRT to that list, and have</text:p>
      <text:p text:style-name="P11">&gt; the equipment and connections to make that happen, do that too. <text:s/>Are</text:p>
      <text:p text:style-name="P11">&gt; there other Linux releases that we need to care about, or will the</text:p>
      <text:p text:style-name="P11">&gt; rest just follow the upstream and the majors?</text:p>
      <text:p text:style-name="P11"/>
      <text:p text:style-name="P11">Redhat is a special case in that they ship a heavily patched "enterprise kernel"</text:p>
      <text:p text:style-name="P11">with bits dating back to the 2.6 era. Any major change like this would probably</text:p>
      <text:p text:style-name="P11">require a bump in their major release, which only happens every 3-5 years.</text:p>
      <text:p text:style-name="P11"/>
      <text:p text:style-name="P11">The rest more or less follow along on the -stable schedule from the</text:p>
      <text:p text:style-name="P11">linux foundation,</text:p>
      <text:p text:style-name="P11">once a year, each of these distros pick a "longterm" kernel varying in</text:p>
      <text:p text:style-name="P11">age from 1-2 years, and patch that and ship that. See:</text:p>
      <text:p text:style-name="P10"><text:a xlink:type="simple" xlink:href="https://www.kernel.org/" text:style-name="ListLabel_20_11" text:visited-style-name="ListLabel_20_11"><text:span text:style-name="T6">https://www.kernel.org/</text:span></text:a></text:p>
      <text:p text:style-name="P10"><text:a xlink:type="simple" xlink:href="https://www.kernel.org/" text:style-name="ListLabel_20_11" text:visited-style-name="ListLabel_20_11"><text:span text:style-name="T3"/></text:a></text:p>
      <text:p text:style-name="P11">openwrt is (IMHO) the fundamental driver of new stuff into the</text:p>
      <text:p text:style-name="P11">embedded market. From openwrt to other embedded distros, is ~4-5</text:p>
      <text:p text:style-name="P11">years. They also tend to run 1.5 years behind the kernel mainline.</text:p>
      <text:p text:style-name="P11">(4.19 is shipping next month, their last release was 4.4 and 4.14</text:p>
      <text:p text:style-name="P11"><text:soft-page-break/>based).</text:p>
      <text:p text:style-name="P11"/>
      <text:p text:style-name="P11">Note that the android echosystem is a mess, with a lot of stuff still</text:p>
      <text:p text:style-name="P11">running 3.3 (7 years old) same for the embedded ecosystem in general.</text:p>
      <text:p text:style-name="P11"/>
      <text:p text:style-name="P11">However, at least for 24x, I see that migrating into the "core" of the</text:p>
      <text:p text:style-name="P11">internet, or used in special cases (p2p routes) and I haven't seen it</text:p>
      <text:p text:style-name="P11">not be essentially un-routable as from the core to the edge. (just the</text:p>
      <text:p text:style-name="P11">bogon file)</text:p>
      <text:p text:style-name="P11"/>
      <text:p text:style-name="P11">Anyway, I can certainly long term drive the linux side of the universe.</text:p>
      <text:p text:style-name="P11"/>
      <text:p text:style-name="P11">&gt; You can tell me *which* OS releases you are targeting, and work backward</text:p>
      <text:p text:style-name="P11">&gt; from those release schedules to figure out by when to get the changes</text:p>
      <text:p text:style-name="P11">&gt; into the upstream programs and scripts and documentation. <text:s/>There will</text:p>
      <text:p text:style-name="P11">&gt; undoubtedly be a critical path, I don't know yet what it will be, but</text:p>
      <text:p text:style-name="P11">&gt; you will figure this out.</text:p>
      <text:p text:style-name="P11"/>
      <text:p text:style-name="P11">K.</text:p>
      <text:p text:style-name="P11"/>
      <text:p text:style-name="P11">&gt; So, for example, will Ubuntu 19.04 be green-and-clean for trivial</text:p>
      <text:p text:style-name="P11">&gt; use of addresses starting with 240-254? <text:s/>Or will it take til Ubuntu 19.10?</text:p>
      <text:p text:style-name="P11"/>
      <text:p text:style-name="P11">It's really not a matter of ubuntu deciding (I think), it's a matter</text:p>
      <text:p text:style-name="P11">of convincing the</text:p>
      <text:p text:style-name="P11">5 core kernel network devs that this is worth doing. After that, the</text:p>
      <text:p text:style-name="P11"><text:soft-page-break/>distros inherit.</text:p>
      <text:p text:style-name="P11"/>
      <text:p text:style-name="P11">That's proof, patches, papers, a set of talks, and lots a beer.</text:p>
      <text:p text:style-name="P11"/>
      <text:p text:style-name="P11">&gt;</text:p>
      <text:p text:style-name="P11">&gt; Personally I think that once people accept the changes for 240, and see</text:p>
      <text:p text:style-name="P11">&gt; they have no troubles, they will also be receptive to similar changes</text:p>
      <text:p text:style-name="P11">&gt; for 0/8, 127/8 and 255/8. <text:s/>In every case where we can get those changes</text:p>
      <text:p text:style-name="P11">&gt; integrated into the same release as 240, we should do so.</text:p>
      <text:p text:style-name="P11"/>
      <text:p text:style-name="P11">My goal with the testbed is to try all that and see what breaks. But most folk</text:p>
      <text:p text:style-name="P11">are conservative here and I can imagine having much difficulty doing it all</text:p>
      <text:p text:style-name="P11">in one go without having achieved consensus, having given multiple talks</text:p>
      <text:p text:style-name="P11">having drunk a lot of beer in private, and so.</text:p>
      <text:p text:style-name="P11"/>
      <text:p text:style-name="P11">&gt; There may</text:p>
      <text:p text:style-name="P11">&gt; be some programs or scripts that are laggards on fixing the single /8s,</text:p>
      <text:p text:style-name="P11">&gt; but those fixes should be in the pipeline so they eventually land in</text:p>
      <text:p text:style-name="P11">&gt; the next release.</text:p>
      <text:p text:style-name="P11">&gt;</text:p>
      <text:p text:style-name="P11">&gt; Once you have the Linux end of things understood and are starting to get</text:p>
      <text:p text:style-name="P11">&gt; patches upstreamed, I'll want you to do the same for the BSD kernel,</text:p>
      <text:p text:style-name="P11">&gt; NetBSD, OpenBSD, and FreeBSD. <text:s/>And are there any other BSD releases</text:p>
      <text:p text:style-name="P11">&gt; that would need attention?</text:p>
      <text:p text:style-name="P11"/>
      <text:p text:style-name="P11">OSX...</text:p>
      <text:p text:style-name="P11"><text:soft-page-break/></text:p>
      <text:p text:style-name="P11">Anyway, I'd argue that recruiting a BSD expert is something we could</text:p>
      <text:p text:style-name="P11">try and do upfront and thus work in parallel. Actually a small team of</text:p>
      <text:p text:style-name="P11">domain experts, working</text:p>
      <text:p text:style-name="P11">in their spare time.</text:p>
      <text:p text:style-name="P11"/>
      <text:p text:style-name="P11">&gt; Side attention to kernels, utils and scripts for the free version of</text:p>
      <text:p text:style-name="P11">&gt; Android (both the Google code, and the complete free Android OS -</text:p>
      <text:p text:style-name="P11">&gt; LineageOS), to make sure that these changes get into the development</text:p>
      <text:p text:style-name="P11">&gt; stream for billions of phones, will also be useful.</text:p>
      <text:p text:style-name="P11"/>
      <text:p text:style-name="P11">An android person up front. A good enthusaistic contact within apple.</text:p>
      <text:p text:style-name="P11">A microsoft techie (if that exists).</text:p>
      <text:p text:style-name="P11"/>
      <text:p text:style-name="P11">&gt; Does all this make good sense to you? <text:s/>Correct me where I'm thinking about</text:p>
      <text:p text:style-name="P11">&gt; it wrong...</text:p>
      <text:p text:style-name="P11">&gt;</text:p>
      <text:p text:style-name="P11">&gt; &gt; Mentally I'm "doing a feasability study" which would end up</text:p>
      <text:p text:style-name="P11">&gt; &gt; creating that proof of concept (mostly on linux unless we can get a</text:p>
      <text:p text:style-name="P11">&gt; &gt; bsd expert to help), and a write-up of that at the end,</text:p>
      <text:p text:style-name="P11">&gt; &gt; or preferably as we go along in some sort of wiki format and a write</text:p>
      <text:p text:style-name="P11">&gt; &gt; up at the end.</text:p>
      <text:p text:style-name="P11">&gt;</text:p>
      <text:p text:style-name="P11">&gt; I think a useful document would be a *paper* about making these changes.</text:p>
      <text:p text:style-name="P11">&gt; Start it off informally, paste relevant contents of emails into it, and</text:p>
      <text:p text:style-name="P11">&gt; gradually mold it into something that ordinary mortals could read, or</text:p>
      <text:p text:style-name="P11"><text:soft-page-break/>&gt; that a conference proceedings could publish. <text:s/>I can contribute words</text:p>
      <text:p text:style-name="P11">&gt; about motivation, finances (e.g. cost of IPv4 addresses), etc.</text:p>
      <text:p text:style-name="P11">&gt;</text:p>
      <text:p text:style-name="P11">&gt; Bulk of the paper would probably be the details of *what* things had to</text:p>
      <text:p text:style-name="P11">&gt; change in *what* programs in *what* operating systems, to make this all</text:p>
      <text:p text:style-name="P11">&gt; work. <text:s/>The document should give due credit to past work that occurred by</text:p>
      <text:p text:style-name="P11">&gt; other people, to make these addresses usable.</text:p>
      <text:p text:style-name="P11"/>
      <text:p text:style-name="P11">OK. Now, below, is some stuff that I had not essentially considered</text:p>
      <text:p text:style-name="P11">for initial scope,</text:p>
      <text:p text:style-name="P11">and for example, I'd tackle some of this with an (ultimately public)</text:p>
      <text:p text:style-name="P11">bugtracker *first* rather than in a document. The list might get</text:p>
      <text:p text:style-name="P11">rather long... it's already rather long. I'm hovering over github's</text:p>
      <text:p text:style-name="P11">bugtracker now... or ready to suck down a private copy of gitlab....</text:p>
      <text:p text:style-name="P11"/>
      <text:p text:style-name="P11">I agree that a test strategy is needed, but for "initial feasibility",</text:p>
      <text:p text:style-name="P11">my goal was to get something setup (dhcp/dns/routing), dogfood it, get</text:p>
      <text:p text:style-name="P11">a couple core utils (dns,webservers,databases) running, note all the</text:p>
      <text:p text:style-name="P11">bugs, fix as many as possible in the time available, write a document,</text:p>
      <text:p text:style-name="P11">go to thanksgiving.</text:p>
      <text:p text:style-name="P11"/>
      <text:p text:style-name="P11"/>
      <text:p text:style-name="P11">&gt;</text:p>
      <text:p text:style-name="P11">&gt; Part of it should be the test strategy: <text:s/>What unit tests did we do?</text:p>
      <text:p text:style-name="P11">&gt; (What unit tests did we contribute to the upstream programs?!) <text:s/>What</text:p>
      <text:p text:style-name="P11">&gt; overall system capabilities did we check are working? <text:s/>How did we check</text:p>
      <text:p text:style-name="P11"><text:soft-page-break/>&gt; that? <text:s/>What overall system capabilities are NOT working yet? <text:s/>What</text:p>
      <text:p text:style-name="P11">&gt; glitches should users look out for, and how are we fixing those?</text:p>
      <text:p text:style-name="P11">&gt;</text:p>
      <text:p text:style-name="P11">&gt; Part of the document should be recipies:</text:p>
      <text:p text:style-name="P11">&gt;</text:p>
      <text:p text:style-name="P11">&gt; <text:s text:c="2"/>Start with Ubuntu 18.10. <text:s/>Install these specified later versions of</text:p>
      <text:p text:style-name="P11">&gt; <text:s text:c="2"/>these three packages. <text:s/>Rebuild and install this one package from</text:p>
      <text:p text:style-name="P11">&gt; <text:s text:c="2"/>source and insert this unidiff patch into it. <text:s/>Your system will now</text:p>
      <text:p text:style-name="P11">&gt; <text:s text:c="2"/>configure, route, arp, dhcp, etc, using any CIDR subnet in any of the</text:p>
      <text:p text:style-name="P11">&gt; <text:s text:c="2"/>formerly reserved addresses, whenever instructed to (by the sysadmin</text:p>
      <text:p text:style-name="P11">&gt; <text:s text:c="2"/>or a DHCP server or whatever).</text:p>
      <text:p text:style-name="P11"/>
      <text:p text:style-name="P11">So some patched, revised packages are in scope. the .deb and .rpm and</text:p>
      <text:p text:style-name="P11">.opk ecosystems are *vast* and 7 years of code deep, and plunking in</text:p>
      <text:p text:style-name="P11">builds for *everything* painful even with the public buildservers out</text:p>
      <text:p text:style-name="P11">there. So - getting it to build for *one* ubuntu release is ok for</text:p>
      <text:p text:style-name="P11">initial scope.</text:p>
      <text:p text:style-name="P11"/>
      <text:p text:style-name="P11">&gt;</text:p>
      <text:p text:style-name="P11">&gt; While we're doing test strategies, I also want to test whether the "0"</text:p>
      <text:p text:style-name="P11">&gt; address in any subnet is usable by an ordinary host.</text:p>
      <text:p text:style-name="P11"/>
      <text:p text:style-name="P11">Good point. .0 for me is the network name, but let's get 'em back.</text:p>
      <text:p text:style-name="P11"/>
      <text:p text:style-name="P11">&gt; And if that is NOT</text:p>
      <text:p text:style-name="P11">&gt; working, do the same process as above to get patches in to fix it.</text:p>
      <text:p text:style-name="P11"><text:soft-page-break/>&gt; Reason: ancient RFCs suggest that such packets should be black-holed,</text:p>
      <text:p text:style-name="P11">&gt; but they are from the pre-CIDR era when you knew which bits were the</text:p>
      <text:p text:style-name="P11">&gt; network number and which were the node number. <text:s/>From halfway acrosss the</text:p>
      <text:p text:style-name="P11">&gt; Internet, you can't tell whether a sender's address that has sixteen</text:p>
      <text:p text:style-name="P11">&gt; zeroes at the low order end is actually the zero address of a network or</text:p>
      <text:p text:style-name="P11">&gt; not.</text:p>
      <text:p text:style-name="P11">&gt;</text:p>
      <text:p text:style-name="P11">&gt; The good reason that such packets got dropped was because there was a</text:p>
      <text:p text:style-name="P11">&gt; version of 4.1BSD that used "0" as the broadcast address. <text:s/>Later IETF</text:p>
      <text:p text:style-name="P11">&gt; standards used "all-ones" as the broadcast address in any subnet. <text:s/>If</text:p>
      <text:p text:style-name="P11">&gt; half the nodes think 0 is broadcast, and half think it's a valid</text:p>
      <text:p text:style-name="P11">&gt; address, you get broadcast storms. <text:s/>However, nobody runs ancient BSDs</text:p>
      <text:p text:style-name="P11">&gt; with pre-release IP stacks any more, so there's no need to interrupt</text:p>
      <text:p text:style-name="P11">&gt; those broadcast storms by making useless one address out of every</text:p>
      <text:p text:style-name="P11">&gt; subnet.</text:p>
      <text:p text:style-name="P11"/>
      <text:p text:style-name="P11">I have no idea how many rfcs this crept into. or out of. or code into.</text:p>
      <text:p text:style-name="P11">or out of.</text:p>
      <text:p text:style-name="P11"/>
      <text:p text:style-name="P11">I will add this check to my tests. The gnu version of ping fails this test.</text:p>
      <text:p text:style-name="P11"/>
      <text:p text:style-name="P11">root@ceres:~/bin# ping 172.22.0.0</text:p>
      <text:p text:style-name="P11">Do you want to ping broadcast? Then -b</text:p>
      <text:p text:style-name="P11"/>
      <text:p text:style-name="P11">So I think "restoring 0" is a "4th" subproject after 24x, 127.x,</text:p>
      <text:p text:style-name="P11">225.x, and a very different set of patches would be required, but have</text:p>
      <text:p text:style-name="P11"><text:soft-page-break/>to poke harder.</text:p>
      <text:p text:style-name="P11"/>
      <text:p text:style-name="P11">root@ceres:~/bin# ssh 172.22.0.0</text:p>
      <text:p text:style-name="P11">ssh: connect to host 172.22.0.0 port 22: Network is unreachable</text:p>
      <text:p text:style-name="P11"/>
      <text:p text:style-name="P11">so on a "long term" basis is a "test suite" of all these sorts of</text:p>
      <text:p text:style-name="P11">tests to see if something is "24x-ready" - 127.x-ready...</text:p>
      <text:p text:style-name="P11"/>
      <text:p text:style-name="P11">a public webserver... stuff announced via bgp to anyone that wants to</text:p>
      <text:p text:style-name="P11">listen... etc etc</text:p>
      <text:p text:style-name="P11"/>
      <text:p text:style-name="P11">&gt; Making sure we have "running code" for this change, means that writing a</text:p>
      <text:p text:style-name="P11">&gt; short standards-track RFC should enable legitimizing every two-bit</text:p>
      <text:p text:style-name="P11">&gt; subnet to have 3 usable node addresses, not 2. <text:s/>And every 3-bit /29</text:p>
      <text:p text:style-name="P11">&gt; would have 7, not 6, usable node addresses. <text:s/>By doing this, we'll give</text:p>
      <text:p text:style-name="P11">&gt; the user of every subnet a free extra address. <text:s/>And, a simple sentence</text:p>
      <text:p text:style-name="P11">&gt; clarifying that the all-ones address is NOT reserved for broadcast in</text:p>
      <text:p text:style-name="P11">&gt; POINT-TO-POINT networks, would legitimize the practice of giving a 1-bit</text:p>
      <text:p text:style-name="P11">&gt; subnet to point-to-point links (one node is node 0, the other node is</text:p>
      <text:p text:style-name="P11">&gt; node 1). <text:s/>Many people have been using a /30, not a /31, for each ptp</text:p>
      <text:p text:style-name="P11">&gt; link.</text:p>
      <text:p text:style-name="P11"/>
      <text:p text:style-name="P11">I use /32s. :) and rely on the babel protocol to sort it out. Been doing that</text:p>
      <text:p text:style-name="P11">for 10 years....</text:p>
      <text:p text:style-name="P11"/>
      <text:p text:style-name="P11">&gt; &gt; An ietf draft? Leaning on people? Politicing... well, that's all</text:p>
      <text:p text:style-name="P11"><text:soft-page-break/>&gt; &gt; interesting, and longer term than feasibility.</text:p>
      <text:p text:style-name="P11">&gt;</text:p>
      <text:p text:style-name="P11">&gt; Later, maybe. <text:s/>The way the investigation is going at the moment, we may</text:p>
      <text:p text:style-name="P11">&gt; come up with the staggering technical result that: "It all basically</text:p>
      <text:p text:style-name="P11">&gt; works except these few nits".</text:p>
      <text:p text:style-name="P11"/>
      <text:p text:style-name="P11">Early optimism. I want a testbed up. And to dogfood it.</text:p>
      <text:p text:style-name="P11"/>
      <text:p text:style-name="P11">&gt; <text:s/>If so, that will be strong evidence that</text:p>
      <text:p text:style-name="P11">&gt; the politechnical types can adopt it safely. <text:s/>This is far more likely</text:p>
      <text:p text:style-name="P11">&gt; to happen if we refrain from ever saying "I told you so", and also far</text:p>
      <text:p text:style-name="P11">&gt; more likely if we don't try to get any credit for it happening. <text:s/>Along</text:p>
      <text:p text:style-name="P11">&gt; those lines, I might be able to find someone already deep in the IETF</text:p>
      <text:p text:style-name="P11">&gt; who would be willing to do those politics.</text:p>
      <text:p text:style-name="P11"/>
      <text:p text:style-name="P11">ok.</text:p>
      <text:p text:style-name="P11"/>
      <text:p text:style-name="P11">&gt; &gt; Still keeping it under</text:p>
      <text:p text:style-name="P11">&gt; &gt; my hat. You want to talk to eliot and co, and share bits, great, I'll</text:p>
      <text:p text:style-name="P11">&gt; &gt; stay out of it. I'm *not bad* at politics, but like my acl <text:s/>for now.</text:p>
      <text:p text:style-name="P11">&gt;</text:p>
      <text:p text:style-name="P11">&gt; Yeah, so far, stay out of it. <text:s/>You can tell friends, just don't shout it</text:p>
      <text:p text:style-name="P11">&gt; to social media, reddit or slashdot. <text:s/>I'm talking to lots of well placed</text:p>
      <text:p text:style-name="P11">&gt; people, and telling them that I have an engineer working on a testbed,</text:p>
      <text:p text:style-name="P11">&gt; but haven't told them who. <text:s/>Eventually as patches start landing, the</text:p>
      <text:p text:style-name="P11">&gt; engineer's name will be obvious to those who want to look, but that's</text:p>
      <text:p text:style-name="P11"><text:soft-page-break/>&gt; OK. <text:s/>Main reason to keep quiet is to see if we can line up enough</text:p>
      <text:p text:style-name="P11">&gt; powerful ducks who'll support reform, before the yahoos know to start</text:p>
      <text:p text:style-name="P11">&gt; yammering to stop it for irrelevant reasons (like they did the last 2</text:p>
      <text:p text:style-name="P11">&gt; times anybody tried).</text:p>
      <text:p text:style-name="P11"/>
      <text:p text:style-name="P11">ok.</text:p>
      <text:p text:style-name="P11"/>
      <text:p text:style-name="P11">&gt;</text:p>
      <text:p text:style-name="P11">&gt; &gt; In any case, setting up a semi-private collaboration area would be</text:p>
      <text:p text:style-name="P10"><text:span text:style-name="T3">&gt; &gt; useful. Github? gitlab? </text:span><text:a xlink:type="simple" xlink:href="http://hugo.io/" text:style-name="ListLabel_20_11" text:visited-style-name="ListLabel_20_11"><text:span text:style-name="T6">hugo.io</text:span></text:a><text:span text:style-name="T3">? I write in org and markdown thus</text:span></text:p>
      <text:p text:style-name="P11">&gt; &gt; emacs and hugo's static site generator are my goto tools, but github</text:p>
      <text:p text:style-name="P11">&gt; &gt; etc is better to collaborate on. Or do you have something other?</text:p>
      <text:p text:style-name="P11">&gt;</text:p>
      <text:p text:style-name="P11">&gt; I wouldn't host it "in the cloud" anyway. <text:s/>I have real servers on</text:p>
      <text:p text:style-name="P11">&gt; the real Internet; I'd put up a wiki or an etherpad or something.</text:p>
      <text:p text:style-name="P11">&gt;</text:p>
      <text:p text:style-name="P11">&gt; But for now, we don't need a wiki; all we need is a working document</text:p>
      <text:p text:style-name="P11">&gt; written in plain text and passed around by email among the (2) parties</text:p>
      <text:p text:style-name="P11">&gt; working on the tech end of this: <text:s/>you and me!</text:p>
      <text:p text:style-name="P11"/>
      <text:p text:style-name="P11">"plain text" = markdown for me</text:p>
      <text:p text:style-name="P11"/>
      <text:p text:style-name="P11">So here we go. In order to keep *my* context, and sane, and make</text:p>
      <text:p text:style-name="P11">progress week to week, I need a bugtracker.</text:p>
      <text:p text:style-name="P11"/>
      <text:p text:style-name="P11">I can setup a private one on github or on some other service. Example,</text:p>
      <text:p text:style-name="P11"><text:soft-page-break/>127.x failed on a quick test... great... next week, or next month,</text:p>
      <text:p text:style-name="P11">when I get time, I need to go back to that. I tend to accumulate bugs</text:p>
      <text:p text:style-name="P11">a lot faster than I can solve them,</text:p>
      <text:p text:style-name="P11">or think about them coherently. I kind of expect whole classes of bugs</text:p>
      <text:p text:style-name="P11">to be a reflection of one other bug. And so on. regression tests fall</text:p>
      <text:p text:style-name="P11">out of the bugtracker. Etc.</text:p>
      <text:p text:style-name="P11"/>
      <text:p text:style-name="P11"/>
      <text:p text:style-name="P11">&gt; &gt; (then it goes back to finding a name for that place. naming is hard)</text:p>
      <text:p text:style-name="P11">&gt;</text:p>
      <text:p text:style-name="P11">&gt; I'm good at naming. <text:s/>And I have a bunch of unused domain names that</text:p>
      <text:p text:style-name="P11">&gt; I registered when thinking up names for friends' businesses (which the</text:p>
      <text:p text:style-name="P10"><text:span text:style-name="T3">&gt; friends didn't eventually adopt). <text:s/>Things like </text:span><text:a xlink:type="simple" xlink:href="http://gpllabs.org/" text:style-name="ListLabel_20_11" text:visited-style-name="ListLabel_20_11"><text:span text:style-name="T6">gpllabs.org</text:span></text:a><text:span text:style-name="T3">.</text:span></text:p>
      <text:p text:style-name="P11"/>
      <text:p text:style-name="P11">k</text:p>
      <text:p text:style-name="P11"/>
      <text:p text:style-name="P11">&gt;</text:p>
      <text:p text:style-name="P11">&gt; &gt; 2) Based on not being able to just "reuse" my existing testbed, I decided I=</text:p>
      <text:p text:style-name="P11">&gt; &gt; 'll</text:p>
      <text:p text:style-name="P11">&gt; &gt; setup a different box and lan just for the kernel mods for this</text:p>
      <text:p text:style-name="P11">&gt; &gt; project. it *sort* of made sense for me to wrap it all into one (I'm</text:p>
      <text:p text:style-name="P11">&gt; &gt; *in bird and babel and the kernel</text:p>
      <text:p text:style-name="P11">&gt; &gt; at the moment*) but given how crashy that is, I'm going to change the <text:s/>lab to</text:p>
      <text:p text:style-name="P11">&gt; &gt; use a dedicated 24x apu2 running ubuntu (rather than openwrt), and a few</text:p>
      <text:p text:style-name="P11">&gt; &gt; machines behind it. That's got 3 ethernet ports.</text:p>
      <text:p text:style-name="P11">&gt; &gt;</text:p>
      <text:p text:style-name="P11"><text:soft-page-break/>&gt; &gt; And I'll have that up by next wednesday.</text:p>
      <text:p text:style-name="P11"/>
      <text:p text:style-name="P11">&gt; OK, great!</text:p>
      <text:p text:style-name="P11"/>
      <text:p text:style-name="P11">I did mean *next* wednesday, not this one.</text:p>
      <text:p text:style-name="P11"/>
      <text:p text:style-name="P11">&gt; I wouldn't mind meeting in person, but just found out today that my</text:p>
      <text:p text:style-name="P11">&gt; brother Dave has died. <text:s/>So this will change my travel plans and I'll be</text:p>
      <text:p text:style-name="P11">&gt; leaving sooner. <text:s/>His memorial service isn't figured out yet, but it'll</text:p>
      <text:p text:style-name="P11">&gt; take me 3 days to get there via Greyhound from SF to Florida. <text:s/>I will</text:p>
      <text:p text:style-name="P11">&gt; probably return via my already scheduled New Mexico conference, which I</text:p>
      <text:p text:style-name="P11">&gt; may have to miss a bit of.</text:p>
      <text:p text:style-name="P11"/>
      <text:p text:style-name="P11">wow. you are functioning at a high level for this. me, I have empathy and</text:p>
      <text:p text:style-name="P11">it makes me get reflective about my own sadnesses, and it's why I didn't</text:p>
      <text:p text:style-name="P11">answer this email at all over the weekend. The only thing I've seemed to</text:p>
      <text:p text:style-name="P11">figure out as to how to recover from personal loss is trying hard to</text:p>
      <text:p text:style-name="P11">make new friends younger than I, but that doesn't compensate for the</text:p>
      <text:p text:style-name="P11">loss of a brother.</text:p>
      <text:p text:style-name="P11"/>
      <text:p text:style-name="P11">:empathy waves: :hugs:</text:p>
      <text:p text:style-name="P11"/>
      <text:p text:style-name="P11">you don't do trains?</text:p>
      <text:p text:style-name="P11"/>
      <text:p text:style-name="P11">&gt;</text:p>
      <text:p text:style-name="P11">&gt; I can meet Monday afternoon, but Tuesday is much less crowded all day;</text:p>
      <text:p text:style-name="P11"><text:soft-page-break/>&gt; I just have a dinner date. <text:s/>Do you want to come up to see me on Tues?</text:p>
      <text:p text:style-name="P11">&gt; You can crash at my place if you don't have a better place. <text:s/>Just</text:p>
      <text:p text:style-name="P11">&gt; don't charge me $150/hr for driving time - it's you asking for this</text:p>
      <text:p text:style-name="P11">&gt; in-person meeting, not me!</text:p>
      <text:p text:style-name="P11"/>
      <text:p text:style-name="P11">No, I wouldn't charge for the drive, would love to stay overnight. IF</text:p>
      <text:p text:style-name="P11">you want company. Thing is, I just absorbed a ton of info from you and</text:p>
      <text:p text:style-name="P11">I'm on track for a few weeks, so I can wait til you get back.</text:p>
      <text:p text:style-name="P11"/>
      <text:p text:style-name="P11">&gt;</text:p>
      <text:p text:style-name="P11">&gt; &gt; 4) I now plan to make the hackers conference. Perhaps a talk there</text:p>
      <text:p text:style-name="P11">&gt; &gt; would be good? certainly at least a chat with more than a few folk off</text:p>
      <text:p text:style-name="P11">&gt; &gt; the record would be very good.</text:p>
      <text:p text:style-name="P11">&gt;</text:p>
      <text:p text:style-name="P11">&gt; Good, I'm registered to attend too. <text:s/>Brian Kantor, who I've discussed</text:p>
      <text:p text:style-name="P11">&gt; most of this with, will also be there.</text:p>
      <text:p text:style-name="P11"/>
      <text:p text:style-name="P11">Vixie's there too.</text:p>
      <text:p text:style-name="P11">BCP38</text:p>
      <text:p text:style-name="P11"/>
      <text:p text:style-name="P11">You will be bemused to discover that 6? years ago I (and a couple</text:p>
      <text:p text:style-name="P11">other people) wrote openwrt's "bcp38" package. It does</text:p>
      <text:p text:style-name="P10"><text:span text:style-name="T3">a bit more than just bcp38 but <text:s/>( </text:span><text:a xlink:type="simple" xlink:href="https://tools.ietf.org/html/bcp38" text:style-name="ListLabel_20_11" text:visited-style-name="ListLabel_20_11"><text:span text:style-name="T6">https://tools.ietf.org/html/bcp38</text:span></text:a><text:span text:style-name="T3"> )</text:span></text:p>
      <text:p text:style-name="P11"/>
      <text:p text:style-name="P11">The default openwrt firewall does not block attempts to get to these</text:p>
      <text:p text:style-name="P11">addresses. bcp38 does. I was also behind the ipv6 source specific</text:p>
      <text:p text:style-name="P11"><text:soft-page-break/>routing kernel and openwrt changes (which were universally adopted) to</text:p>
      <text:p text:style-name="P11">eliminate the need for bcp38 for ipv6.</text:p>
      <text:p text:style-name="P11"/>
      <text:p text:style-name="P11">0) I was kind of in despair at how few people installed bcp38, as any</text:p>
      <text:p text:style-name="P11">given tcpdump on your external interface tends to show</text:p>
      <text:p text:style-name="P11">lots of traffic going out your default gateway "desparately seeking a</text:p>
      <text:p text:style-name="P11">10 or 192 network to play on". This package blocks that traffic</text:p>
      <text:p text:style-name="P11">completely. Including 24x. I'm part of the problem. :/</text:p>
      <text:p text:style-name="P11"/>
      <text:p text:style-name="P11">1) it appears that my newish comcast gw does pretty much drop anything</text:p>
      <text:p text:style-name="P11">in the reserved address spaces. I've seen older</text:p>
      <text:p text:style-name="P11">comcast gws pass 192.168.x.x for up to 5-6 hops into their network at</text:p>
      <text:p text:style-name="P11">least. I have 4 older ones to look at, but I don't want to play</text:p>
      <text:p text:style-name="P11">outside the lab just now.</text:p>
      <text:p text:style-name="P11"/>
      <text:p text:style-name="P11">2) I discovered my own installation on my lab firewall of the bcp38</text:p>
      <text:p text:style-name="P11">package wasn't working. (the comcast one blackholes it,</text:p>
      <text:p text:style-name="P11">mine rejects it) Once I fixed it:</text:p>
      <text:p text:style-name="P11"/>
      <text:p text:style-name="P11">d@dancer:~/git/babeld-atomic$ ping 240.2.2.1</text:p>
      <text:p text:style-name="P11">PING 240.2.2.1 (240.2.2.1) 56(84) bytes of data.</text:p>
      <text:p text:style-name="P11">From 172.22.0.2 icmp_seq=1 Destination Net Unreachable</text:p>
      <text:p text:style-name="P11"/>
      <text:p text:style-name="P11">3) I'd *completely* forgotten how this thing worked. basically it</text:p>
      <text:p text:style-name="P11">creates what's called an ipset to match against on the outgoing</text:p>
      <text:p text:style-name="P11">interface.</text:p>
      <text:p text:style-name="P11"><text:soft-page-break/></text:p>
      <text:p text:style-name="P11">config bcp38</text:p>
      <text:p text:style-name="P11"><text:s text:c="8"/>option enabled 1</text:p>
      <text:p text:style-name="P11"><text:s text:c="8"/>option interface 'eth0'</text:p>
      <text:p text:style-name="P11"><text:s text:c="8"/>option detect_upstream 0 # this lets you deal with one natted</text:p>
      <text:p text:style-name="P11">device upstream</text:p>
      <text:p text:style-name="P10"><text:span text:style-name="T3"><text:s text:c="8"/>list match '</text:span><text:a xlink:type="simple" xlink:href="http://127.0.0.0/8" text:style-name="ListLabel_20_11" text:visited-style-name="ListLabel_20_11"><text:span text:style-name="T6">127.0.0.0/8</text:span></text:a><text:span text:style-name="T3">'</text:span></text:p>
      <text:p text:style-name="P10"><text:span text:style-name="T3"><text:s text:c="8"/>list match '</text:span><text:a xlink:type="simple" xlink:href="http://0.0.0.0/8" text:style-name="ListLabel_20_11" text:visited-style-name="ListLabel_20_11"><text:span text:style-name="T6">0.0.0.0/8</text:span></text:a><text:span text:style-name="T3">' <text:s text:c="6"/># RFC 1700</text:span></text:p>
      <text:p text:style-name="P10"><text:span text:style-name="T3"><text:s text:c="8"/>list match '</text:span><text:a xlink:type="simple" xlink:href="http://240.0.0.0/4" text:style-name="ListLabel_20_11" text:visited-style-name="ListLabel_20_11"><text:span text:style-name="T6">240.0.0.0/4</text:span></text:a><text:span text:style-name="T3">' <text:s text:c="4"/># RFC 5745</text:span></text:p>
      <text:p text:style-name="P10"><text:span text:style-name="T3"><text:s text:c="8"/>list match '</text:span><text:a xlink:type="simple" xlink:href="http://192.0.2.0/24" text:style-name="ListLabel_20_11" text:visited-style-name="ListLabel_20_11"><text:span text:style-name="T6">192.0.2.0/24</text:span></text:a><text:span text:style-name="T3">' <text:s text:c="3"/># RFC 5737</text:span></text:p>
      <text:p text:style-name="P10"><text:span text:style-name="T3"><text:s text:c="8"/>list match '</text:span><text:a xlink:type="simple" xlink:href="http://198.51.100.0/24" text:style-name="ListLabel_20_11" text:visited-style-name="ListLabel_20_11"><text:span text:style-name="T6">198.51.100.0/24</text:span></text:a><text:span text:style-name="T3">' # RFC 5737</text:span></text:p>
      <text:p text:style-name="P10"><text:span text:style-name="T3"><text:s text:c="8"/>list match '</text:span><text:a xlink:type="simple" xlink:href="http://203.0.113.0/24" text:style-name="ListLabel_20_11" text:visited-style-name="ListLabel_20_11"><text:span text:style-name="T6">203.0.113.0/24</text:span></text:a><text:span text:style-name="T3">' <text:s/># RFC 5737</text:span></text:p>
      <text:p text:style-name="P10"><text:span text:style-name="T3"><text:s text:c="8"/>list match '</text:span><text:a xlink:type="simple" xlink:href="http://192.168.0.0/16" text:style-name="ListLabel_20_11" text:visited-style-name="ListLabel_20_11"><text:span text:style-name="T6">192.168.0.0/16</text:span></text:a><text:span text:style-name="T3">' <text:s/># RFC 1918</text:span></text:p>
      <text:p text:style-name="P10"><text:span text:style-name="T3"><text:s text:c="8"/>list match '</text:span><text:a xlink:type="simple" xlink:href="http://10.0.0.0/8" text:style-name="ListLabel_20_11" text:visited-style-name="ListLabel_20_11"><text:span text:style-name="T6">10.0.0.0/8</text:span></text:a><text:span text:style-name="T3">' <text:s text:c="5"/># RFC 1918</text:span></text:p>
      <text:p text:style-name="P10"><text:span text:style-name="T3"><text:s text:c="8"/>list match '</text:span><text:a xlink:type="simple" xlink:href="http://172.16.0.0/12" text:style-name="ListLabel_20_11" text:visited-style-name="ListLabel_20_11"><text:span text:style-name="T6">172.16.0.0/12</text:span></text:a><text:span text:style-name="T3">' <text:s text:c="2"/># RFC 1918</text:span></text:p>
      <text:p text:style-name="P10"><text:span text:style-name="T3"><text:s text:c="8"/>list match '</text:span><text:a xlink:type="simple" xlink:href="http://169.254.0.0/16" text:style-name="ListLabel_20_11" text:visited-style-name="ListLabel_20_11"><text:span text:style-name="T6">169.254.0.0/16</text:span></text:a><text:span text:style-name="T3">' <text:s/># RFC 3927</text:span></text:p>
      <text:p text:style-name="P11"/>
      <text:p text:style-name="P10"><text:span text:style-name="T3"><text:s text:c="8"/>list nomatch '</text:span><text:a xlink:type="simple" xlink:href="http://172.23.252.0/24" text:style-name="ListLabel_20_11" text:visited-style-name="ListLabel_20_11"><text:span text:style-name="T6">172.23.252.0/24</text:span></text:a><text:span text:style-name="T3">' # Example of something not to match</text:span></text:p>
      <text:p text:style-name="P11"/>
      <text:p text:style-name="P11">4) watching tcpdump, it's really remarkable and scary how every</text:p>
      <text:p text:style-name="P11">keystroke goes to google.</text:p>
      <text:p text:style-name="P11">MOU</text:p>
      <text:p text:style-name="P11"/>
      <text:p text:style-name="P11">That RFC is about intellectual property issues in the IAB RFC stream!</text:p>
      <text:p text:style-name="P11"/>
      <text:p text:style-name="P11">RFC 3330 definitely mentions 240/4, and cites RFC1700.</text:p>
      <text:p text:style-name="P11"><text:soft-page-break/></text:p>
      <text:p text:style-name="P11">Hmm! <text:s/>I just stumbled upon RFC 2860, which is the MoU between IETF and</text:p>
      <text:p text:style-name="P11">ICANN and IAB about how ICANN/IANA will perform assignments of protocol</text:p>
      <text:p text:style-name="P11">parameters as instructed by IETF and IAB. <text:s/>In particular, it says that</text:p>
      <text:p text:style-name="P11">"(b) assignments of specialised address blocks (such as multicast or</text:p>
      <text:p text:style-name="P11">anycast blocks), and (c) experimental assignments" are controlled by</text:p>
      <text:p text:style-name="P11">this MoU. <text:s/>They are under the direction of the IESG.</text:p>
      <text:p text:style-name="P11"/>
      <text:p text:style-name="P11">There is also provision for the Internet Research Task Force and the</text:p>
      <text:p text:style-name="P11">Internet Research Steering Group to also specify protocol parameters for</text:p>
      <text:p text:style-name="P11">ICANN/IANA to assign. <text:s/>Hmm, I wonder what has happened to them -- I</text:p>
      <text:p text:style-name="P11">thought they were moribund, but perhaps it's time to revive them for</text:p>
      <text:p text:style-name="P11">24x purposes!</text:p>
      <text:p text:style-name="P11"/>
      <text:p text:style-name="P11">Hm. <text:s/>Looks like a bunch of mailing lists and virtually no RFCs</text:p>
      <text:p text:style-name="P11">nor actions. <text:s/>However! <text:s/>There's a WG, GAIA, Global Access to the Internet</text:p>
      <text:p text:style-name="P11">for All, which includes:</text:p>
      <text:p text:style-name="P11"/>
      <text:p text:style-name="P11"><text:s text:c="2"/>to document the costs of existing Internet Access, the breakdown of</text:p>
      <text:p text:style-name="P11"><text:s text:c="2"/>those costs (energy, manpower, licenses, bandwidth, infrastructure,</text:p>
      <text:p text:style-name="P11"><text:s text:c="2"/>transit, peering), and outline a path to achieve a 10x reduction in</text:p>
      <text:p text:style-name="P11"><text:s text:c="2"/>Internet Access costs especially in geographies and populations with</text:p>
      <text:p text:style-name="P11"><text:s text:c="2"/>low penetration.</text:p>
      <text:p text:style-name="P11"/>
      <text:p text:style-name="P11">Certainly we have a path to produce a 10x reduction in cost of IP</text:p>
      <text:p text:style-name="P11">addresses! <text:s/>Maybe I should see if this WG and the IRTF are a path by</text:p>
      <text:p text:style-name="P11"><text:soft-page-break/>which we can get an experimental assignment of a 24x/8 for reachability</text:p>
      <text:p text:style-name="P11">experiments on the existing Internet.</text:p>
      <text:p text:style-name="P12">&gt; Certainly we have a path to produce a 10x reduction in cost of IP</text:p>
      <text:p text:style-name="P12">&gt; addresses!</text:p>
      <text:p text:style-name="P12"/>
      <text:p text:style-name="P11">A temporary one. At the moment, though, I kind of see the cost going</text:p>
      <text:p text:style-name="P11">up and up for a long time. <text:s/>"Hey buddy, want a bad IPv4 address?".</text:p>
      <text:p text:style-name="P11">"What can it route to?" "almost nothin". "hmmm..." " Think of it as an</text:p>
      <text:p text:style-name="P11">investment!".</text:p>
      <text:p text:style-name="P11"/>
      <text:p text:style-name="P11">However, look at what we did with junk spectrum in the 2.4ghz band.</text:p>
      <text:p text:style-name="P11"/>
      <text:p text:style-name="P11">Advantages of ipv4</text:p>
      <text:p text:style-name="P11">* Routing IPv4 is *significantly* cheaper than IPv6</text:p>
      <text:p text:style-name="P11"/>
      <text:p text:style-name="P11"/>
      <text:p text:style-name="P11"/>
      <text:p text:style-name="P11"/>
      <text:p text:style-name="P11"/>
      <text:p text:style-name="P11">Yet another attempt at writing something sane:</text:p>
      <text:p text:style-name="P11"/>
      <text:p text:style-name="P11">Opening up the former "Class-E" "Experimental" IPv4 address space for actual experimentation</text:p>
      <text:p text:style-name="P11"/>
      <text:p text:style-name="P11">1/16th of all the IPv4 address space in the world lies unused and fallow. </text:p>
      <text:p text:style-name="P11"/>
      <text:p text:style-name="P11">* Multiple routing daemons treated </text:p>
      <text:p text:style-name="P11"><text:soft-page-break/>* Ifconfig</text:p>
      <text:p text:style-name="P11">* Bogon filters</text:p>
      <text:p text:style-name="P11">* AI_ADDRINFO</text:p>
      <text:p text:style-name="P11">* DNS REVERSE lookups</text:p>
      <text:p text:style-name="P11"/>
      <text:p text:style-name="P11">The default configuration as shipped by debian and others, create a default reverse lookup zone for 255. that was intended</text:p>
      <text:p text:style-name="P11">primarily to block reverse lookups for the broadcast address (255.255.255.255) making it to the root name servers. </text:p>
      <text:p text:style-name="P11"/>
      <text:p text:style-name="P11">WiFi, WPA, Firewalling, Masquarading, VPNs</text:p>
      <text:p text:style-name="P11"/>
      <text:p text:style-name="P11">Roughly 75% of the modern operating systems in the world can route to the 240 address space today.</text:p>
      <text:p text:style-name="P11"/>
      <text:p text:style-name="P11">This is considerably greater than IPv6 penetration (roughly 25% as of this writing),</text:p>
      <text:p text:style-name="P11"/>
      <text:p text:style-name="P11">The question remains - what would you do with 268 million slightly unroutable, slightly unusable IPv4 addresses?</text:p>
      <text:p text:style-name="P11"/>
      <text:p text:style-name="P11">When this issue last crossed the IETF (in the 2008-2010 timeframe), there were multiple proposals.</text:p>
      <text:p text:style-name="P11"/>
      <text:p text:style-name="P11">In the end nothing happened, as <text:s/>everyone thought that IPv6 would roll out far more rapidly than it has. </text:p>
      <text:p text:style-name="P11"/>
      <text:p text:style-name="P11">The world has continued to crutch along on that ever-diminishing supply of ipv4, leveraging techniques such as 4over6, 6xlat, </text:p>
      <text:p text:style-name="P11"><text:soft-page-break/>multiple layers of private networks, restrictive port sharing, carrier grade NAT</text:p>
      <text:p text:style-name="P11"/>
      <text:p text:style-name="P11">We feel the demand for public IPv4 address space </text:p>
      <text:p text:style-name="P11"/>
      <text:p text:style-name="P11">Had been off-limits for so long, and so deeply embedded into so many products, that </text:p>
      <text:p text:style-name="P11"/>
      <text:p text:style-name="P11">1.1.1.1/8</text:p>
      <text:p text:style-name="P11"/>
      <text:p text:style-name="P11">https://www.akamai.com/uk/en/about/our-thinking/state-of-the-internet-report/state-of-the-internet-ipv6-adoption-visualization.jsp</text:p>
      <text:p text:style-name="P11"/>
      <text:p text:style-name="P11">* Searching code for patterns around sockets for</text:p>
      <text:p text:style-name="P11"/>
      <text:p text:style-name="P11">Why not?</text:p>
      <text:p text:style-name="P11"/>
      <text:p text:style-name="P11">In the future vast swaths of the former IPv4 multicast address space could be reclaimed. Much of 127.0.0.0/8, reclaimed. </text:p>
      <text:p text:style-name="P11"/>
      <text:p text:style-name="P11">Since it exists outside the private network space</text:p>
      <text:p text:style-name="P11"/>
      <text:p text:style-name="P11"/>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style:text-underline-style="solid" style:text-underline-width="auto" style:text-underline-color="font-color"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MacOSX_X86_64 LibreOffice_project/f82d347ccc0be322489bf7da61d7e4ad13fe2ff3</meta:generator>
    <dc:date>2019-03-12T16:29:11.682460194</dc:date>
    <meta:editing-duration>P0D</meta:editing-duration>
    <meta:editing-cycles>1</meta:editing-cycles>
    <meta:document-statistic meta:table-count="5" meta:image-count="4" meta:object-count="0" meta:page-count="49" meta:paragraph-count="1217" meta:word-count="11979" meta:character-count="68195" meta:non-whitespace-character-count="56976"/>
  </office:meta>
</office:document-meta>
</file>